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C" style:family="table-column">
      <style:table-column-properties style:column-width="4.251cm" style:rel-column-width="16387*"/>
    </style:style>
    <style:style style:name="Tabla1.D" style:family="table-column">
      <style:table-column-properties style:column-width="4.251cm" style:rel-column-width="16388*"/>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3" style:family="table-row">
      <style:table-row-properties style:min-row-height="0.766cm"/>
    </style:style>
    <style:style style:name="Tabla2.13" style:family="table-row">
      <style:table-row-properties style:min-row-height="0.3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none"/>
    </style:style>
    <style:style style:name="Tabla4.B2" style:family="table-cell">
      <style:table-cell-properties fo:padding="0.097cm" fo:border-left="0.05pt solid #000000" fo:border-right="0.05pt solid #000000" fo:border-top="none" fo:border-bottom="none"/>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b4f4"/>
    </style:style>
    <style:style style:name="P2" style:family="paragraph" style:parent-style-name="Standard">
      <style:paragraph-properties fo:text-align="center" style:justify-single-word="false"/>
      <style:text-properties fo:color="#000000" style:font-name="Liberation Serif" fo:font-size="12pt" officeooo:rsid="000c9068" officeooo:paragraph-rsid="00125f65" style:font-size-asian="12pt" style:font-size-complex="12pt"/>
    </style:style>
    <style:style style:name="P3" style:family="paragraph" style:parent-style-name="Standard">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5" style:family="paragraph" style:parent-style-name="Standard">
      <style:paragraph-properties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6" style:family="paragraph" style:parent-style-name="Standard">
      <style:text-properties style:text-underline-style="solid" style:text-underline-width="auto" style:text-underline-color="font-color" fo:font-weight="bold" officeooo:rsid="0027e9af" officeooo:paragraph-rsid="0027e9a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8a8d2" officeooo:paragraph-rsid="0048a8d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5bc83c" officeooo:paragraph-rsid="005bc83c" style:font-weight-asian="bold" style:font-weight-complex="bold"/>
    </style:style>
    <style:style style:name="P9" style:family="paragraph" style:parent-style-name="Standard">
      <style:text-properties officeooo:rsid="0048a8d2" officeooo:paragraph-rsid="0048a8d2"/>
    </style:style>
    <style:style style:name="P10" style:family="paragraph" style:parent-style-name="Standard">
      <style:text-properties officeooo:rsid="005bc83c" officeooo:paragraph-rsid="005bc83c"/>
    </style:style>
    <style:style style:name="P11" style:family="paragraph" style:parent-style-name="Standard">
      <style:text-properties officeooo:rsid="0060fcb3" officeooo:paragraph-rsid="005bc83c"/>
    </style:style>
    <style:style style:name="P12" style:family="paragraph" style:parent-style-name="Standard">
      <style:paragraph-properties fo:margin-left="0cm" fo:margin-right="0cm" fo:orphans="2" fo:widows="2" fo:text-indent="0cm" style:auto-text-indent="false"/>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 style:family="paragraph" style:parent-style-name="Table_20_Contents">
      <style:paragraph-properties fo:margin-left="0cm" fo:margin-right="0cm" fo:margin-top="0cm" fo:margin-bottom="0cm" loext:contextual-spacing="true"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57558" officeooo:paragraph-rsid="00557558" style:font-size-asian="12pt" style:font-size-complex="12pt"/>
    </style:style>
    <style:style style:name="P15"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6" style:family="paragraph" style:parent-style-name="Table_20_Contents">
      <style:paragraph-properties fo:margin-left="0cm" fo:margin-right="0cm" fo:orphans="2" fo:widows="2" fo:text-indent="0cm" style:auto-text-indent="false"/>
      <style:text-properties fo:color="#000000" style:font-name="Liberation Serif" fo:font-size="12pt" officeooo:rsid="00a3b5a8" officeooo:paragraph-rsid="00a3b5a8" fo:background-color="#ffffff" style:font-size-asian="12pt" style:font-size-complex="12pt"/>
    </style:style>
    <style:style style:name="P17"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18"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9"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a258b" officeooo:paragraph-rsid="009a258b" style:font-size-asian="12pt" style:font-size-complex="12pt"/>
    </style:style>
    <style:style style:name="P20"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d50dc" officeooo:paragraph-rsid="009d50dc" style:font-size-asian="12pt" style:font-size-complex="12pt"/>
    </style:style>
    <style:style style:name="P21"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a03cdf" officeooo:paragraph-rsid="00a03cdf" fo:background-color="#ffffff" style:font-size-asian="12pt" style:font-size-complex="12pt"/>
    </style:style>
    <style:style style:name="P23"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24" style:family="paragraph" style:parent-style-name="Text_20_body">
      <style:text-properties officeooo:rsid="00241b36" officeooo:paragraph-rsid="0024aece"/>
    </style:style>
    <style:style style:name="P25" style:family="paragraph" style:parent-style-name="Table_20_Contents">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26" style:family="paragraph" style:parent-style-name="Table_20_Contents">
      <style:paragraph-properties fo:text-align="center" style:justify-single-word="false"/>
      <style:text-properties fo:color="#000000" style:font-name="Liberation Serif" fo:font-size="12pt" officeooo:rsid="000c9068" officeooo:paragraph-rsid="0010c632" fo:background-color="#ffffff" style:font-size-asian="12pt" style:font-size-complex="12pt"/>
    </style:style>
    <style:style style:name="P27" style:family="paragraph" style:parent-style-name="Table_20_Contents">
      <style:paragraph-properties fo:text-align="center" style:justify-single-word="false"/>
      <style:text-properties fo:color="#000000" style:font-name="Liberation Serif" fo:font-size="12pt" officeooo:rsid="0010c632" officeooo:paragraph-rsid="0010c632" fo:background-color="#ffffff" style:font-size-asian="12pt" style:font-size-complex="12pt"/>
    </style:style>
    <style:style style:name="P28" style:family="paragraph" style:parent-style-name="Table_20_Contents">
      <style:paragraph-properties fo:text-align="center" style:justify-single-word="false"/>
      <style:text-properties fo:color="#000000" style:font-name="Liberation Serif" fo:font-size="12pt" officeooo:rsid="0010c632" officeooo:paragraph-rsid="00125f65" fo:background-color="#ffffff" style:font-size-asian="12pt" style:font-size-complex="12pt"/>
    </style:style>
    <style:style style:name="P29" style:family="paragraph" style:parent-style-name="Table_20_Contents">
      <style:paragraph-properties fo:text-align="center" style:justify-single-word="false"/>
      <style:text-properties fo:color="#000000" style:font-name="Liberation Serif" fo:font-size="12pt" officeooo:rsid="0012d68b" officeooo:paragraph-rsid="0012d68b" fo:background-color="#ffffff" style:font-size-asian="12pt" style:font-size-complex="12pt"/>
    </style:style>
    <style:style style:name="P30" style:family="paragraph" style:parent-style-name="Table_20_Contents">
      <style:paragraph-properties fo:text-align="center" style:justify-single-word="false"/>
      <style:text-properties fo:color="#000000" style:font-name="Liberation Serif" fo:font-size="12pt" officeooo:rsid="00139b67" officeooo:paragraph-rsid="00139b67" fo:background-color="#ffffff" style:font-size-asian="12pt" style:font-size-complex="12pt"/>
    </style:style>
    <style:style style:name="P31" style:family="paragraph" style:parent-style-name="Table_20_Contents">
      <style:paragraph-properties fo:text-align="center" style:justify-single-word="false"/>
      <style:text-properties fo:color="#000000" style:font-name="Liberation Serif" fo:font-size="12pt" officeooo:rsid="001526c2" officeooo:paragraph-rsid="001526c2" fo:background-color="#ffffff" style:font-size-asian="12pt" style:font-size-complex="12pt"/>
    </style:style>
    <style:style style:name="P32" style:family="paragraph" style:parent-style-name="Table_20_Contents">
      <style:paragraph-properties fo:text-align="center" style:justify-single-word="false"/>
      <style:text-properties fo:color="#000000" style:font-name="Liberation Serif" fo:font-size="12pt" officeooo:rsid="00160ef4" officeooo:paragraph-rsid="00160ef4" fo:background-color="#ffffff" style:font-size-asian="12pt" style:font-size-complex="12pt"/>
    </style:style>
    <style:style style:name="P33" style:family="paragraph" style:parent-style-name="Table_20_Contents">
      <style:paragraph-properties fo:text-align="center" style:justify-single-word="false"/>
      <style:text-properties fo:color="#000000" style:font-name="Liberation Serif" fo:font-size="12pt" officeooo:rsid="0017922f" officeooo:paragraph-rsid="0017922f" fo:background-color="#ffffff" style:font-size-asian="12pt" style:font-size-complex="12pt"/>
    </style:style>
    <style:style style:name="P34" style:family="paragraph" style:parent-style-name="Table_20_Contents">
      <style:paragraph-properties fo:text-align="center" style:justify-single-word="false"/>
      <style:text-properties fo:color="#000000" style:font-name="Liberation Serif" fo:font-size="12pt" officeooo:rsid="00180b17" officeooo:paragraph-rsid="00180b17" fo:background-color="#ffffff" style:font-size-asian="12pt" style:font-size-complex="12pt"/>
    </style:style>
    <style:style style:name="P35" style:family="paragraph" style:parent-style-name="Table_20_Contents">
      <style:paragraph-properties fo:text-align="center" style:justify-single-word="false"/>
      <style:text-properties fo:color="#000000" style:font-name="Liberation Serif" fo:font-size="12pt" officeooo:rsid="001ca330" officeooo:paragraph-rsid="001ca330" fo:background-color="#ffffff" style:font-size-asian="12pt" style:font-size-complex="12pt"/>
    </style:style>
    <style:style style:name="P36" style:family="paragraph" style:parent-style-name="Table_20_Contents">
      <style:paragraph-properties fo:text-align="center" style:justify-single-word="false"/>
      <style:text-properties fo:color="#000000" style:font-name="Liberation Serif" fo:font-size="12pt" officeooo:rsid="0012d093" officeooo:paragraph-rsid="0012d093" fo:background-color="#ffffff" style:font-size-asian="12pt" style:font-size-complex="12pt"/>
    </style:style>
    <style:style style:name="P37" style:family="paragraph" style:parent-style-name="Table_20_Contents">
      <style:paragraph-properties fo:text-align="center" style:justify-single-word="false"/>
      <style:text-properties fo:color="#000000" style:font-name="Liberation Serif" fo:font-size="12pt" officeooo:rsid="00125f65" officeooo:paragraph-rsid="00125f65" fo:background-color="#ffffff" style:font-size-asian="12pt" style:font-size-complex="12pt"/>
    </style:style>
    <style:style style:name="P38" style:family="paragraph" style:parent-style-name="Table_20_Contents">
      <style:paragraph-properties fo:text-align="center" style:justify-single-word="false"/>
      <style:text-properties fo:color="#000000" style:font-name="Liberation Serif" fo:font-size="12pt" officeooo:rsid="00106578" officeooo:paragraph-rsid="00125f65" fo:background-color="#ffffff" style:font-size-asian="12pt" style:font-size-complex="12pt"/>
    </style:style>
    <style:style style:name="P39" style:family="paragraph" style:parent-style-name="Table_20_Contents">
      <style:paragraph-properties fo:text-align="center" style:justify-single-word="false"/>
      <style:text-properties fo:color="#000000" style:font-name="Liberation Serif" fo:font-size="12pt" officeooo:rsid="00106578" officeooo:paragraph-rsid="0010c632" fo:background-color="#ffffff" style:font-size-asian="12pt" style:font-size-complex="12pt"/>
    </style:style>
    <style:style style:name="P40" style:family="paragraph" style:parent-style-name="Table_20_Contents">
      <style:paragraph-properties fo:text-align="center" style:justify-single-word="false"/>
      <style:text-properties fo:color="#000000" style:font-name="Liberation Serif" fo:font-size="12pt" officeooo:rsid="0035d1fe" officeooo:paragraph-rsid="0035d1fe" fo:background-color="#ffffff" style:font-size-asian="12pt" style:font-size-complex="12pt"/>
    </style:style>
    <style:style style:name="P41" style:family="paragraph" style:parent-style-name="Table_20_Contents">
      <style:paragraph-properties fo:text-align="center" style:justify-single-word="false"/>
      <style:text-properties fo:color="#000000" style:font-name="Liberation Serif" fo:font-size="12pt" officeooo:rsid="0034474d" officeooo:paragraph-rsid="0034474d" fo:background-color="#ffffff" style:font-size-asian="12pt" style:font-size-complex="12pt"/>
    </style:style>
    <style:style style:name="P42" style:family="paragraph" style:parent-style-name="Table_20_Contents">
      <style:paragraph-properties fo:text-align="center" style:justify-single-word="false"/>
      <style:text-properties fo:color="#000000" style:font-name="Liberation Serif" fo:font-size="12pt" officeooo:rsid="003922b9" officeooo:paragraph-rsid="003922b9" fo:background-color="#ffffff" style:font-size-asian="12pt" style:font-size-complex="12pt"/>
    </style:style>
    <style:style style:name="P43" style:family="paragraph" style:parent-style-name="Table_20_Contents">
      <style:paragraph-properties fo:text-align="center" style:justify-single-word="false"/>
      <style:text-properties fo:color="#000000" style:font-name="Liberation Serif" fo:font-size="12pt" officeooo:rsid="002f42e9" officeooo:paragraph-rsid="002f42e9" fo:background-color="#ffffff" style:font-size-asian="12pt" style:font-size-complex="12pt"/>
    </style:style>
    <style:style style:name="P44" style:family="paragraph" style:parent-style-name="Table_20_Contents">
      <style:paragraph-properties fo:text-align="center" style:justify-single-word="false"/>
      <style:text-properties fo:color="#000000" style:font-name="Liberation Serif" fo:font-size="12pt" officeooo:rsid="002ebf5a" officeooo:paragraph-rsid="002ebf5a" fo:background-color="#ffffff" style:font-size-asian="12pt" style:font-size-complex="12pt"/>
    </style:style>
    <style:style style:name="P45" style:family="paragraph" style:parent-style-name="Table_20_Contents">
      <style:paragraph-properties fo:text-align="center" style:justify-single-word="false"/>
      <style:text-properties fo:color="#000000" style:font-name="Liberation Serif" fo:font-size="12pt" officeooo:rsid="00330c61" officeooo:paragraph-rsid="00330c61" fo:background-color="#ffffff" style:font-size-asian="12pt" style:font-size-complex="12pt"/>
    </style:style>
    <style:style style:name="P46" style:family="paragraph" style:parent-style-name="Table_20_Contents">
      <style:paragraph-properties fo:text-align="center" style:justify-single-word="false"/>
      <style:text-properties fo:color="#000000" style:font-name="Liberation Serif" fo:font-size="12pt" officeooo:rsid="00384714" officeooo:paragraph-rsid="00384714" fo:background-color="#ffffff" style:font-size-asian="12pt" style:font-size-complex="12pt"/>
    </style:style>
    <style:style style:name="P47" style:family="paragraph" style:parent-style-name="Table_20_Contents">
      <style:paragraph-properties fo:text-align="center" style:justify-single-word="false"/>
      <style:text-properties fo:color="#000000" style:font-name="Liberation Serif" fo:font-size="12pt" officeooo:paragraph-rsid="003a5c9f" fo:background-color="#ffffff" style:font-size-asian="12pt" style:font-size-complex="12pt"/>
    </style:style>
    <style:style style:name="P48" style:family="paragraph" style:parent-style-name="Table_20_Contents">
      <style:paragraph-properties fo:text-align="center" style:justify-single-word="false"/>
      <style:text-properties fo:color="#000000" style:font-name="Liberation Serif" fo:font-size="12pt" officeooo:paragraph-rsid="003bff63" fo:background-color="#ffffff" style:font-size-asian="12pt" style:font-size-complex="12pt"/>
    </style:style>
    <style:style style:name="P49" style:family="paragraph" style:parent-style-name="Table_20_Contents">
      <style:paragraph-properties fo:text-align="center" style:justify-single-word="false"/>
      <style:text-properties fo:color="#000000" style:font-name="Liberation Serif" fo:font-size="12pt" officeooo:rsid="003bff63" officeooo:paragraph-rsid="003bff63" fo:background-color="#ffffff" style:font-size-asian="12pt" style:font-size-complex="12pt"/>
    </style:style>
    <style:style style:name="P50" style:family="paragraph" style:parent-style-name="Table_20_Contents">
      <style:paragraph-properties fo:text-align="center" style:justify-single-word="false"/>
      <style:text-properties fo:color="#000000" style:font-name="Liberation Serif" fo:font-size="12pt" officeooo:rsid="003ce333" officeooo:paragraph-rsid="003ce333" fo:background-color="#ffffff" style:font-size-asian="12pt" style:font-size-complex="12pt"/>
    </style:style>
    <style:style style:name="P51" style:family="paragraph" style:parent-style-name="Table_20_Contents">
      <style:paragraph-properties fo:text-align="center" style:justify-single-word="false"/>
      <style:text-properties fo:color="#000000" style:font-name="Liberation Serif" fo:font-size="12pt" officeooo:rsid="003ed44d" officeooo:paragraph-rsid="003ed44d" fo:background-color="#ffffff" style:font-size-asian="12pt" style:font-size-complex="12pt"/>
    </style:style>
    <style:style style:name="P52"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ffffff" style:font-size-asian="12pt" style:font-size-complex="12pt"/>
    </style:style>
    <style:style style:name="P53" style:family="paragraph" style:parent-style-name="Table_20_Contents">
      <style:paragraph-properties fo:text-align="center" style:justify-single-word="false"/>
      <style:text-properties fo:color="#000000" style:font-name="Liberation Serif" fo:font-size="12pt" officeooo:rsid="0040a5fb" officeooo:paragraph-rsid="0040a5fb" fo:background-color="#ffffff" style:font-size-asian="12pt" style:font-size-complex="12pt"/>
    </style:style>
    <style:style style:name="P54" style:family="paragraph" style:parent-style-name="Table_20_Contents">
      <style:paragraph-properties fo:text-align="center" style:justify-single-word="false"/>
      <style:text-properties fo:color="#000000" style:font-name="Liberation Serif" fo:font-size="12pt" officeooo:rsid="004349a5" officeooo:paragraph-rsid="004349a5" fo:background-color="#ffffff" style:font-size-asian="12pt" style:font-size-complex="12pt"/>
    </style:style>
    <style:style style:name="P55" style:family="paragraph" style:parent-style-name="Table_20_Contents">
      <style:paragraph-properties fo:text-align="center" style:justify-single-word="false"/>
      <style:text-properties fo:color="#000000" style:font-name="Liberation Serif" fo:font-size="12pt" officeooo:rsid="0043da7c" officeooo:paragraph-rsid="0043da7c" fo:background-color="#ffffff" style:font-size-asian="12pt" style:font-size-complex="12pt"/>
    </style:style>
    <style:style style:name="P56" style:family="paragraph" style:parent-style-name="Table_20_Contents">
      <style:paragraph-properties fo:text-align="center" style:justify-single-word="false"/>
      <style:text-properties fo:color="#000000" style:font-name="Liberation Serif" fo:font-size="12pt" officeooo:rsid="00aa4fed" officeooo:paragraph-rsid="00aa4fed" fo:background-color="#ffffff" style:font-size-asian="12pt" style:font-size-complex="12pt"/>
    </style:style>
    <style:style style:name="P57" style:family="paragraph" style:parent-style-name="Table_20_Contents">
      <style:paragraph-properties fo:text-align="center" style:justify-single-word="false"/>
      <style:text-properties fo:color="#000000" style:font-name="Liberation Serif" fo:font-size="12pt" officeooo:rsid="00af1fd8" officeooo:paragraph-rsid="00af1fd8" fo:background-color="#ffffff" style:font-size-asian="12pt" style:font-size-complex="12pt"/>
    </style:style>
    <style:style style:name="P58" style:family="paragraph" style:parent-style-name="Table_20_Contents">
      <style:paragraph-properties fo:text-align="center" style:justify-single-word="false"/>
      <style:text-properties fo:color="#000000" style:font-name="Liberation Serif" fo:font-size="12pt" officeooo:rsid="00b20bc1" officeooo:paragraph-rsid="00b20bc1" fo:background-color="#ffffff" style:font-size-asian="12pt" style:font-size-complex="12pt"/>
    </style:style>
    <style:style style:name="P59" style:family="paragraph" style:parent-style-name="Table_20_Contents">
      <style:paragraph-properties fo:text-align="center" style:justify-single-word="false"/>
      <style:text-properties fo:color="#000000" style:font-name="Liberation Serif" fo:font-size="12pt" fo:font-weight="bold" officeooo:rsid="00095151" officeooo:paragraph-rsid="00095151" fo:background-color="#ffffff" style:font-size-asian="12pt" style:font-weight-asian="bold" style:font-size-complex="12pt" style:font-weight-complex="bold"/>
    </style:style>
    <style:style style:name="P60" style:family="paragraph" style:parent-style-name="Table_20_Contents">
      <style:text-properties fo:color="#000000" style:font-name="Liberation Serif" fo:font-size="12pt" officeooo:rsid="005cd574" officeooo:paragraph-rsid="005cd574" style:font-size-asian="12pt" style:font-size-complex="12pt"/>
    </style:style>
    <style:style style:name="P61" style:family="paragraph" style:parent-style-name="Table_20_Contents">
      <style:text-properties fo:color="#000000" style:font-name="Liberation Serif" fo:font-size="12pt" officeooo:rsid="0060fcb3" officeooo:paragraph-rsid="0060fcb3" style:font-size-asian="12pt" style:font-size-complex="12pt"/>
    </style:style>
    <style:style style:name="P62" style:family="paragraph" style:parent-style-name="Table_20_Contents">
      <style:text-properties fo:color="#000000" style:font-name="Liberation Serif" fo:font-size="12pt" officeooo:rsid="006668d7" officeooo:paragraph-rsid="006668d7" style:font-size-asian="12pt" style:font-size-complex="12pt"/>
    </style:style>
    <style:style style:name="P63" style:family="paragraph" style:parent-style-name="Table_20_Contents">
      <style:text-properties fo:color="#000000" style:font-name="Liberation Serif" fo:font-size="12pt" officeooo:rsid="0068d25d" officeooo:paragraph-rsid="0068d25d" style:font-size-asian="12pt" style:font-size-complex="12pt"/>
    </style:style>
    <style:style style:name="P64" style:family="paragraph" style:parent-style-name="Table_20_Contents">
      <style:text-properties fo:color="#000000" style:font-name="Liberation Serif" fo:font-size="12pt" officeooo:rsid="006d504d" officeooo:paragraph-rsid="006d504d" style:font-size-asian="12pt" style:font-size-complex="12pt"/>
    </style:style>
    <style:style style:name="P65" style:family="paragraph" style:parent-style-name="Table_20_Contents">
      <style:text-properties fo:color="#000000" style:font-name="Liberation Serif" fo:font-size="12pt" officeooo:rsid="007104d2" officeooo:paragraph-rsid="007104d2" style:font-size-asian="12pt" style:font-size-complex="12pt"/>
    </style:style>
    <style:style style:name="P66" style:family="paragraph" style:parent-style-name="Table_20_Contents">
      <style:text-properties fo:color="#000000" style:font-name="Liberation Serif" fo:font-size="12pt" officeooo:rsid="0073516f" officeooo:paragraph-rsid="0073516f" style:font-size-asian="12pt" style:font-size-complex="12pt"/>
    </style:style>
    <style:style style:name="P67" style:family="paragraph" style:parent-style-name="Table_20_Contents">
      <style:paragraph-properties fo:text-align="center" style:justify-single-word="false"/>
      <style:text-properties fo:color="#000000" style:font-name="Liberation Serif" fo:font-size="12pt" officeooo:rsid="0099c7e7" officeooo:paragraph-rsid="0099c7e7" style:font-size-asian="12pt" style:font-size-complex="12pt"/>
    </style:style>
    <style:style style:name="P68" style:family="paragraph" style:parent-style-name="Table_20_Contents">
      <style:paragraph-properties fo:text-align="center" style:justify-single-word="false"/>
      <style:text-properties fo:color="#000000" style:font-name="Liberation Serif" fo:font-size="12pt" officeooo:rsid="00a3b5a8" officeooo:paragraph-rsid="00a3b5a8" style:font-size-asian="12pt" style:font-size-complex="12pt"/>
    </style:style>
    <style:style style:name="P69" style:family="paragraph" style:parent-style-name="Table_20_Contents">
      <style:paragraph-properties fo:text-align="center" style:justify-single-word="false"/>
      <style:text-properties fo:color="#000000" fo:font-size="12pt" fo:font-weight="bold" officeooo:rsid="005cd574" officeooo:paragraph-rsid="005cd574"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officeooo:rsid="0010c632" officeooo:paragraph-rsid="0010c632"/>
    </style:style>
    <style:style style:name="P71" style:family="paragraph" style:parent-style-name="Table_20_Contents">
      <style:paragraph-properties fo:text-align="center" style:justify-single-word="false"/>
      <style:text-properties officeooo:rsid="0010c632" officeooo:paragraph-rsid="00125f65"/>
    </style:style>
    <style:style style:name="P72" style:family="paragraph" style:parent-style-name="Table_20_Contents">
      <style:paragraph-properties fo:text-align="center" style:justify-single-word="false"/>
      <style:text-properties officeooo:rsid="0028200d" officeooo:paragraph-rsid="0028200d"/>
    </style:style>
    <style:style style:name="P73" style:family="paragraph" style:parent-style-name="Table_20_Contents">
      <style:paragraph-properties fo:text-align="center" style:justify-single-word="false"/>
      <style:text-properties officeooo:rsid="0028c575" officeooo:paragraph-rsid="0028c575"/>
    </style:style>
    <style:style style:name="P74" style:family="paragraph" style:parent-style-name="Table_20_Contents">
      <style:paragraph-properties fo:text-align="center" style:justify-single-word="false"/>
      <style:text-properties officeooo:rsid="002b60e9" officeooo:paragraph-rsid="002b60e9"/>
    </style:style>
    <style:style style:name="P75" style:family="paragraph" style:parent-style-name="Table_20_Contents">
      <style:paragraph-properties fo:text-align="center" style:justify-single-word="false"/>
      <style:text-properties officeooo:rsid="002d23b5" officeooo:paragraph-rsid="002d23b5"/>
    </style:style>
    <style:style style:name="P76" style:family="paragraph" style:parent-style-name="Table_20_Contents">
      <style:paragraph-properties fo:text-align="center" style:justify-single-word="false"/>
      <style:text-properties officeooo:rsid="002dca23" officeooo:paragraph-rsid="002dca23"/>
    </style:style>
    <style:style style:name="P77" style:family="paragraph" style:parent-style-name="Table_20_Contents">
      <style:paragraph-properties fo:text-align="center" style:justify-single-word="false"/>
      <style:text-properties officeooo:rsid="002ebf5a" officeooo:paragraph-rsid="002ebf5a"/>
    </style:style>
    <style:style style:name="P78"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79" style:family="paragraph" style:parent-style-name="Table_20_Contents">
      <style:paragraph-properties fo:text-align="center" style:justify-single-word="false"/>
      <style:text-properties officeooo:rsid="0048ed5c" officeooo:paragraph-rsid="0048ed5c"/>
    </style:style>
    <style:style style:name="P80" style:family="paragraph" style:parent-style-name="Table_20_Contents">
      <style:paragraph-properties fo:text-align="center" style:justify-single-word="false"/>
      <style:text-properties officeooo:rsid="004badd9" officeooo:paragraph-rsid="004badd9"/>
    </style:style>
    <style:style style:name="P81" style:family="paragraph" style:parent-style-name="Table_20_Contents">
      <style:paragraph-properties fo:text-align="center" style:justify-single-word="false"/>
      <style:text-properties officeooo:rsid="004d871f" officeooo:paragraph-rsid="004d871f"/>
    </style:style>
    <style:style style:name="P82" style:family="paragraph" style:parent-style-name="Table_20_Contents">
      <style:paragraph-properties fo:text-align="center" style:justify-single-word="false"/>
      <style:text-properties officeooo:rsid="0050df1b" officeooo:paragraph-rsid="0050df1b"/>
    </style:style>
    <style:style style:name="P83" style:family="paragraph" style:parent-style-name="Table_20_Contents">
      <style:paragraph-properties fo:text-align="center" style:justify-single-word="false"/>
      <style:text-properties fo:font-weight="bold" officeooo:rsid="00793f2b" officeooo:paragraph-rsid="00793f2b" style:font-weight-asian="bold" style:font-weight-complex="bold"/>
    </style:style>
    <style:style style:name="P84" style:family="paragraph" style:parent-style-name="Table_20_Contents">
      <style:paragraph-properties fo:text-align="center" style:justify-single-word="false"/>
      <style:text-properties fo:font-weight="bold" officeooo:rsid="00928d2a" officeooo:paragraph-rsid="00928d2a" style:font-weight-asian="bold" style:font-weight-complex="bold"/>
    </style:style>
    <style:style style:name="P85" style:family="paragraph" style:parent-style-name="Table_20_Contents">
      <style:paragraph-properties fo:text-align="center" style:justify-single-word="false"/>
      <style:text-properties fo:font-weight="bold" officeooo:rsid="00a9bd38" style:font-weight-asian="bold" style:font-weight-complex="bold"/>
    </style:style>
    <style:style style:name="P86" style:family="paragraph" style:parent-style-name="Table_20_Contents">
      <style:text-properties officeooo:rsid="007a4531" officeooo:paragraph-rsid="007a4531"/>
    </style:style>
    <style:style style:name="P87" style:family="paragraph" style:parent-style-name="Table_20_Contents">
      <style:paragraph-properties fo:text-align="center" style:justify-single-word="false"/>
      <style:text-properties officeooo:rsid="007d0669" officeooo:paragraph-rsid="007d0669"/>
    </style:style>
    <style:style style:name="P88" style:family="paragraph" style:parent-style-name="Table_20_Contents">
      <style:text-properties officeooo:rsid="007d0669" officeooo:paragraph-rsid="007d0669"/>
    </style:style>
    <style:style style:name="P89" style:family="paragraph" style:parent-style-name="Table_20_Contents">
      <style:paragraph-properties fo:text-align="center" style:justify-single-word="false"/>
      <style:text-properties officeooo:rsid="007fa89d" officeooo:paragraph-rsid="007fa89d"/>
    </style:style>
    <style:style style:name="P90" style:family="paragraph" style:parent-style-name="Table_20_Contents">
      <style:text-properties officeooo:rsid="00814db2" officeooo:paragraph-rsid="00814db2"/>
    </style:style>
    <style:style style:name="P91" style:family="paragraph" style:parent-style-name="Table_20_Contents">
      <style:paragraph-properties fo:text-align="center" style:justify-single-word="false"/>
      <style:text-properties officeooo:rsid="0081f635" officeooo:paragraph-rsid="0081f635"/>
    </style:style>
    <style:style style:name="P92" style:family="paragraph" style:parent-style-name="Table_20_Contents">
      <style:text-properties officeooo:rsid="008313b7" officeooo:paragraph-rsid="008313b7"/>
    </style:style>
    <style:style style:name="P93" style:family="paragraph" style:parent-style-name="Table_20_Contents">
      <style:text-properties officeooo:rsid="0084283e" officeooo:paragraph-rsid="0084283e"/>
    </style:style>
    <style:style style:name="P94" style:family="paragraph" style:parent-style-name="Table_20_Contents">
      <style:paragraph-properties fo:text-align="center" style:justify-single-word="false"/>
      <style:text-properties officeooo:rsid="0086cb1a" officeooo:paragraph-rsid="0086cb1a"/>
    </style:style>
    <style:style style:name="P95" style:family="paragraph" style:parent-style-name="Table_20_Contents">
      <style:text-properties officeooo:rsid="0088091e" officeooo:paragraph-rsid="0088091e"/>
    </style:style>
    <style:style style:name="P96" style:family="paragraph" style:parent-style-name="Table_20_Contents">
      <style:paragraph-properties fo:text-align="center" style:justify-single-word="false"/>
      <style:text-properties officeooo:rsid="0088e3c6" officeooo:paragraph-rsid="0088e3c6"/>
    </style:style>
    <style:style style:name="P97" style:family="paragraph" style:parent-style-name="Table_20_Contents">
      <style:text-properties officeooo:rsid="008ac414" officeooo:paragraph-rsid="008ac414"/>
    </style:style>
    <style:style style:name="P98" style:family="paragraph" style:parent-style-name="Table_20_Contents">
      <style:paragraph-properties fo:text-align="center" style:justify-single-word="false"/>
      <style:text-properties officeooo:rsid="008c4030" officeooo:paragraph-rsid="008c4030"/>
    </style:style>
    <style:style style:name="P99" style:family="paragraph" style:parent-style-name="Table_20_Contents">
      <style:text-properties officeooo:rsid="008f3ef1" officeooo:paragraph-rsid="008f3ef1"/>
    </style:style>
    <style:style style:name="P100" style:family="paragraph" style:parent-style-name="Table_20_Contents">
      <style:text-properties officeooo:rsid="008fddd6" officeooo:paragraph-rsid="008fddd6"/>
    </style:style>
    <style:style style:name="P101" style:family="paragraph" style:parent-style-name="Table_20_Contents">
      <style:paragraph-properties fo:text-align="center" style:justify-single-word="false"/>
      <style:text-properties officeooo:rsid="00931918" officeooo:paragraph-rsid="00931918"/>
    </style:style>
    <style:style style:name="P102" style:family="paragraph" style:parent-style-name="Table_20_Contents">
      <style:text-properties officeooo:rsid="0094ee53" officeooo:paragraph-rsid="0094ee53"/>
    </style:style>
    <style:style style:name="P103" style:family="paragraph" style:parent-style-name="Table_20_Contents">
      <style:paragraph-properties fo:text-align="center" style:justify-single-word="false"/>
      <style:text-properties officeooo:rsid="0098b69f" officeooo:paragraph-rsid="0098b69f"/>
    </style:style>
    <style:style style:name="P104" style:family="paragraph" style:parent-style-name="Table_20_Contents">
      <style:text-properties officeooo:rsid="0098b69f" officeooo:paragraph-rsid="0098b69f"/>
    </style:style>
    <style:style style:name="P105" style:family="paragraph" style:parent-style-name="Table_20_Contents">
      <style:paragraph-properties fo:text-align="center" style:justify-single-word="false"/>
      <style:text-properties officeooo:rsid="009adf57" officeooo:paragraph-rsid="009adf57"/>
    </style:style>
    <style:style style:name="P106" style:family="paragraph" style:parent-style-name="Table_20_Contents">
      <style:paragraph-properties fo:text-align="center" style:justify-single-word="false"/>
      <style:text-properties officeooo:rsid="009eac7c" officeooo:paragraph-rsid="009eac7c"/>
    </style:style>
    <style:style style:name="P107" style:family="paragraph" style:parent-style-name="Table_20_Contents">
      <style:paragraph-properties fo:text-align="center" style:justify-single-word="false"/>
      <style:text-properties officeooo:rsid="00a31f07" officeooo:paragraph-rsid="00a31f07"/>
    </style:style>
    <style:style style:name="P108" style:family="paragraph" style:parent-style-name="Table_20_Contents">
      <style:paragraph-properties fo:text-align="center" style:justify-single-word="false"/>
      <style:text-properties officeooo:rsid="00a3fb3e" officeooo:paragraph-rsid="00a3fb3e"/>
    </style:style>
    <style:style style:name="P109" style:family="paragraph" style:parent-style-name="Table_20_Contents">
      <style:text-properties officeooo:rsid="00a5790e" officeooo:paragraph-rsid="00a5790e"/>
    </style:style>
    <style:style style:name="P110" style:family="paragraph" style:parent-style-name="Table_20_Contents">
      <style:paragraph-properties fo:text-align="center" style:justify-single-word="false"/>
      <style:text-properties officeooo:rsid="00aaa5b2" officeooo:paragraph-rsid="00aaa5b2"/>
    </style:style>
    <style:style style:name="P111" style:family="paragraph" style:parent-style-name="Table_20_Contents">
      <style:text-properties officeooo:rsid="00aaa5b2" officeooo:paragraph-rsid="00aaa5b2"/>
    </style:style>
    <style:style style:name="P112" style:family="paragraph" style:parent-style-name="Table_20_Contents">
      <style:paragraph-properties fo:text-align="center" style:justify-single-word="false"/>
      <style:text-properties officeooo:rsid="00aada75" officeooo:paragraph-rsid="00aada75"/>
    </style:style>
    <style:style style:name="P113" style:family="paragraph" style:parent-style-name="Table_20_Contents">
      <style:text-properties officeooo:paragraph-rsid="00ac4236"/>
    </style:style>
    <style:style style:name="P114" style:family="paragraph" style:parent-style-name="Table_20_Contents">
      <style:paragraph-properties fo:text-align="center" style:justify-single-word="false"/>
      <style:text-properties officeooo:rsid="00adfd5b" officeooo:paragraph-rsid="00adfd5b"/>
    </style:style>
    <style:style style:name="P115" style:family="paragraph" style:parent-style-name="Table_20_Contents">
      <style:text-properties officeooo:rsid="00af02c6" officeooo:paragraph-rsid="00af02c6"/>
    </style:style>
    <style:style style:name="P116" style:family="paragraph" style:parent-style-name="Table_20_Contents">
      <style:paragraph-properties fo:text-align="center" style:justify-single-word="false"/>
      <style:text-properties officeooo:rsid="00b586e5" officeooo:paragraph-rsid="00b586e5"/>
    </style:style>
    <style:style style:name="P117" style:family="paragraph" style:parent-style-name="Table_20_Contents">
      <style:text-properties officeooo:rsid="00b70dd9" officeooo:paragraph-rsid="00b70dd9"/>
    </style:style>
    <style:style style:name="P118" style:family="paragraph" style:parent-style-name="Table_20_Contents">
      <style:paragraph-properties fo:text-align="center" style:justify-single-word="false"/>
      <style:text-properties officeooo:rsid="00b82134" officeooo:paragraph-rsid="00b82134"/>
    </style:style>
    <style:style style:name="P119" style:family="paragraph" style:parent-style-name="Table_20_Contents">
      <style:text-properties officeooo:rsid="00b86ab3" officeooo:paragraph-rsid="00b86ab3"/>
    </style:style>
    <style:style style:name="P120" style:family="paragraph" style:parent-style-name="Table_20_Contents">
      <style:paragraph-properties fo:margin-top="0cm" fo:margin-bottom="0cm" loext:contextual-spacing="true" fo:text-align="center" style:justify-single-word="false" fo:orphans="2" fo:widows="2"/>
      <style:text-properties fo:font-variant="normal" fo:text-transform="none" fo:color="#000000" style:font-name="Liberation Serif" fo:font-size="12pt" fo:letter-spacing="normal" fo:font-style="normal" fo:font-weight="normal" officeooo:rsid="005703ea" officeooo:paragraph-rsid="005703ea" fo:background-color="#ffffff" style:font-size-asian="12pt" style:font-size-complex="12pt"/>
    </style:style>
    <style:style style:name="P121"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7ad5bf" officeooo:paragraph-rsid="007ad5bf" style:font-size-asian="12pt" style:font-size-complex="12pt"/>
    </style:style>
    <style:style style:name="P122" style:family="paragraph" style:parent-style-name="Table_20_Contents">
      <style:paragraph-properties fo:margin-top="0cm" fo:margin-bottom="0cm" loext:contextual-spacing="true"/>
      <style:text-properties fo:color="#000000" style:font-name="Liberation Serif" fo:font-size="12pt" officeooo:rsid="007ad5bf" officeooo:paragraph-rsid="007ad5bf" style:font-size-asian="12pt" style:font-size-complex="12pt"/>
    </style:style>
    <style:style style:name="P123"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68d25d" officeooo:paragraph-rsid="0068d25d" style:font-size-asian="12pt" style:font-weight-asian="normal" style:font-size-complex="12pt" style:font-weight-complex="normal"/>
    </style:style>
    <style:style style:name="P124"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73516f" officeooo:paragraph-rsid="0073516f" style:font-size-asian="12pt" style:font-weight-asian="normal" style:font-size-complex="12pt" style:font-weight-complex="normal"/>
    </style:style>
    <style:style style:name="P125"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26"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style:font-size-asian="12pt" style:font-weight-asian="normal" style:font-size-complex="12pt" style:font-weight-complex="normal"/>
    </style:style>
    <style:style style:name="P127" style:family="paragraph" style:parent-style-name="Standard">
      <style:text-properties officeooo:rsid="0060fcb3" officeooo:paragraph-rsid="005bc83c"/>
    </style:style>
    <style:style style:name="P128"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29"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b19dc9" officeooo:paragraph-rsid="00b19dc9" fo:background-color="#ffffff" style:font-size-asian="12pt" style:font-size-complex="12pt"/>
    </style:style>
    <style:style style:name="P130"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131" style:family="paragraph" style:parent-style-name="Table_20_Contents">
      <style:paragraph-properties fo:margin-left="0cm" fo:margin-right="0cm" fo:orphans="2" fo:widows="2" fo:text-indent="0cm" style:auto-text-indent="false"/>
      <style:text-properties fo:color="#000000" style:font-name="Liberation Serif" fo:font-size="12pt" officeooo:rsid="00d12631" officeooo:paragraph-rsid="00d12631" fo:background-color="#ffffff" style:font-size-asian="12pt" style:font-size-complex="12pt"/>
    </style:style>
    <style:style style:name="P132" style:family="paragraph" style:parent-style-name="Table_20_Contents">
      <style:paragraph-properties fo:margin-left="0cm" fo:margin-right="0cm" fo:margin-top="0cm" fo:margin-bottom="0cm" loext:contextual-spacing="true" fo:text-align="center" style:justify-single-word="false" fo:text-indent="0cm" style:auto-text-indent="false"/>
      <style:text-properties fo:color="#000000" style:font-name="Liberation Serif" fo:font-size="12pt" officeooo:rsid="00c890af" officeooo:paragraph-rsid="00c890af" style:font-size-asian="12pt" style:font-size-complex="12pt"/>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text-properties fo:font-weight="bold" officeooo:rsid="00c0b215" officeooo:paragraph-rsid="00c0b215" style:font-weight-asian="bold" style:font-weight-complex="bold"/>
    </style:style>
    <style:style style:name="P135" style:family="paragraph" style:parent-style-name="Table_20_Contents">
      <style:paragraph-properties fo:text-align="center" style:justify-single-word="false"/>
      <style:text-properties officeooo:rsid="00c255bb" officeooo:paragraph-rsid="00c255bb"/>
    </style:style>
    <style:style style:name="P136" style:family="paragraph" style:parent-style-name="Table_20_Contents">
      <style:text-properties officeooo:rsid="00c255bb" officeooo:paragraph-rsid="00c255bb"/>
    </style:style>
    <style:style style:name="P137" style:family="paragraph" style:parent-style-name="Table_20_Contents">
      <style:paragraph-properties fo:text-align="center" style:justify-single-word="false"/>
      <style:text-properties officeooo:rsid="00c30971" officeooo:paragraph-rsid="00c30971"/>
    </style:style>
    <style:style style:name="P138" style:family="paragraph" style:parent-style-name="Table_20_Contents">
      <style:text-properties officeooo:rsid="00c4078a" officeooo:paragraph-rsid="00c4078a"/>
    </style:style>
    <style:style style:name="P139" style:family="paragraph" style:parent-style-name="Table_20_Contents">
      <style:paragraph-properties fo:text-align="center" style:justify-single-word="false"/>
      <style:text-properties fo:color="#000000" style:font-name="Liberation Serif" fo:font-size="12pt" officeooo:rsid="00c5f041" officeooo:paragraph-rsid="00c5f041" fo:background-color="#ffffff" style:font-size-asian="12pt" style:font-size-complex="12pt"/>
    </style:style>
    <style:style style:name="P140" style:family="paragraph" style:parent-style-name="Table_20_Contents">
      <style:paragraph-properties fo:text-align="center" style:justify-single-word="false"/>
      <style:text-properties fo:color="#000000" style:font-name="Liberation Serif" fo:font-size="12pt" officeooo:rsid="00d0ee09" officeooo:paragraph-rsid="00d0ee09" fo:background-color="#ffffff" style:font-size-asian="12pt" style:font-size-complex="12pt"/>
    </style:style>
    <style:style style:name="P141" style:family="paragraph" style:parent-style-name="Table_20_Contents">
      <style:paragraph-properties fo:text-align="center" style:justify-single-word="false"/>
      <style:text-properties officeooo:rsid="00c7d8a8" officeooo:paragraph-rsid="00c7d8a8"/>
    </style:style>
    <style:style style:name="P142" style:family="paragraph" style:parent-style-name="Table_20_Contents">
      <style:paragraph-properties fo:text-align="center" style:justify-single-word="false"/>
      <style:text-properties officeooo:rsid="00caed14" officeooo:paragraph-rsid="00caed14"/>
    </style:style>
    <style:style style:name="P143"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4"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5" style:family="paragraph" style:parent-style-name="Text_20_body" style:list-style-name="L1">
      <style:paragraph-properties fo:margin-top="0cm" fo:margin-bottom="0cm" loext:contextual-spacing="true" fo:text-align="start" style:justify-single-word="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6"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7"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8"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9"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0" style:family="paragraph" style:parent-style-name="Text_20_body" style:list-style-name="L1">
      <style:paragraph-properties fo:margin-top="0cm" fo:margin-bottom="0cm" loext:contextual-spacing="true" fo:orphans="2" fo:widows="2"/>
      <style:text-properties fo:color="#000000" style:font-name="Liberation Serif" fo:font-size="12pt" style:font-size-asian="12pt" style:font-size-complex="12pt"/>
    </style:style>
    <style:style style:name="P151" style:family="paragraph" style:parent-style-name="Text_20_body" style:list-style-name="L3">
      <style:paragraph-properties fo:margin-top="0cm" fo:margin-bottom="0cm" loext:contextual-spacing="true"/>
      <style:text-properties officeooo:paragraph-rsid="007ad5bf"/>
    </style:style>
    <style:style style:name="P152" style:family="paragraph" style:parent-style-name="Text_20_body" style:list-style-name="L4">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53"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4" style:family="paragraph" style:parent-style-name="Text_20_body">
      <style:paragraph-properties fo:margin-left="0cm" fo:margin-right="0cm" fo:margin-top="0cm" fo:margin-bottom="0cm" loext:contextual-spacing="true" fo:orphans="2" fo:widows="2" fo:text-indent="0cm" style:auto-text-indent="false"/>
      <style:text-properties fo:color="#000000" style:font-name="Liberation Serif" fo:font-size="12pt" style:font-size-asian="12pt" style:font-size-complex="12pt"/>
    </style:style>
    <style:style style:name="P155" style:family="paragraph" style:parent-style-name="Text_20_body">
      <style:paragraph-properties fo:margin-left="0cm" fo:margin-right="0cm" fo:margin-top="0cm" fo:margin-bottom="0cm" loext:contextual-spacing="true" fo:orphans="2" fo:widows="2" fo:text-indent="0cm" style:auto-text-indent="false"/>
      <style:text-properties fo:color="#000000" style:font-name="Liberation Serif" fo:font-size="12pt" officeooo:rsid="00c9358f" officeooo:paragraph-rsid="00c9358f" style:font-size-asian="12pt" style:font-size-complex="12pt"/>
    </style:style>
    <style:style style:name="T1" style:family="text">
      <style:text-properties officeooo:rsid="0007b58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4d871f"/>
    </style:style>
    <style:style style:name="T4" style:family="text">
      <style:text-properties fo:font-variant="normal" fo:text-transform="none" fo:letter-spacing="normal" fo:font-style="normal" fo:font-weight="normal" officeooo:rsid="005ecc52"/>
    </style:style>
    <style:style style:name="T5" style:family="text">
      <style:text-properties fo:font-variant="normal" fo:text-transform="none" fo:letter-spacing="normal" fo:font-style="normal" fo:font-weight="normal" officeooo:rsid="0068d25d" style:font-weight-asian="normal" style:font-weight-complex="normal"/>
    </style:style>
    <style:style style:name="T6" style:family="text">
      <style:text-properties fo:font-variant="normal" fo:text-transform="none" fo:letter-spacing="normal" fo:font-style="normal" fo:font-weight="normal" officeooo:rsid="00aa4fed"/>
    </style:style>
    <style:style style:name="T7" style:family="text">
      <style:text-properties fo:font-variant="normal" fo:text-transform="none" fo:letter-spacing="normal" fo:font-style="normal" fo:font-weight="normal" officeooo:rsid="00b52d13"/>
    </style:style>
    <style:style style:name="T8" style:family="text">
      <style:text-properties fo:font-variant="normal" fo:text-transform="none" fo:letter-spacing="normal" fo:font-style="normal" fo:font-weight="normal" officeooo:rsid="00c6bbed"/>
    </style:style>
    <style:style style:name="T9" style:family="text">
      <style:text-properties fo:font-variant="normal" fo:text-transform="none" fo:letter-spacing="normal" fo:font-style="normal" fo:font-weight="normal" officeooo:rsid="00c7efe8"/>
    </style:style>
    <style:style style:name="T10" style:family="text">
      <style:text-properties fo:font-variant="normal" fo:text-transform="none" fo:letter-spacing="normal" fo:font-style="normal" fo:font-weight="bold" fo:background-color="#ffffff" loext:char-shading-value="0"/>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2"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40a5fb" fo:background-color="#ffffff" loext:char-shading-value="0"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7ad5bf"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7bd454" style:font-size-asian="12pt" style:font-size-complex="12pt"/>
    </style:style>
    <style:style style:name="T16" style:family="text">
      <style:text-properties fo:font-variant="normal" fo:text-transform="none" fo:color="#ffffff" style:font-name="Lato" fo:font-size="9.60000038146973pt" fo:letter-spacing="normal" fo:font-style="normal" fo:font-weight="normal"/>
    </style:style>
    <style:style style:name="T17" style:family="text">
      <style:text-properties fo:font-variant="normal" fo:text-transform="none" fo:color="#ffffff" fo:font-size="9.60000038146973pt" fo:letter-spacing="normal" fo:font-style="normal" fo:font-weight="normal"/>
    </style:style>
    <style:style style:name="T18" style:family="text">
      <style:text-properties fo:font-variant="normal" fo:text-transform="none" fo:color="#ffffff" fo:letter-spacing="normal" fo:font-style="normal" fo:font-weight="normal"/>
    </style:style>
    <style:style style:name="T19" style:family="text">
      <style:text-properties officeooo:rsid="00241b36"/>
    </style:style>
    <style:style style:name="T20" style:family="text">
      <style:text-properties officeooo:rsid="0024aece"/>
    </style:style>
    <style:style style:name="T21" style:family="text">
      <style:text-properties officeooo:rsid="003a5c9f"/>
    </style:style>
    <style:style style:name="T22" style:family="text">
      <style:text-properties officeooo:rsid="003bff63"/>
    </style:style>
    <style:style style:name="T23" style:family="text">
      <style:text-properties officeooo:rsid="0042af93"/>
    </style:style>
    <style:style style:name="T24" style:family="text">
      <style:text-properties officeooo:rsid="0048ed5c"/>
    </style:style>
    <style:style style:name="T25" style:family="text">
      <style:text-properties officeooo:rsid="004a7243"/>
    </style:style>
    <style:style style:name="T26" style:family="text">
      <style:text-properties officeooo:rsid="004badd9"/>
    </style:style>
    <style:style style:name="T27" style:family="text">
      <style:text-properties officeooo:rsid="004d871f"/>
    </style:style>
    <style:style style:name="T28" style:family="text">
      <style:text-properties officeooo:rsid="0054f9c8"/>
    </style:style>
    <style:style style:name="T29" style:family="text">
      <style:text-properties officeooo:rsid="00614bdd"/>
    </style:style>
    <style:style style:name="T30" style:family="text">
      <style:text-properties officeooo:rsid="0062f652"/>
    </style:style>
    <style:style style:name="T31" style:family="text">
      <style:text-properties officeooo:rsid="006a0273"/>
    </style:style>
    <style:style style:name="T32" style:family="text">
      <style:text-properties officeooo:rsid="00750b1d"/>
    </style:style>
    <style:style style:name="T33" style:family="text">
      <style:text-properties officeooo:rsid="008ded7c"/>
    </style:style>
    <style:style style:name="T34" style:family="text">
      <style:text-properties officeooo:rsid="0096d104"/>
    </style:style>
    <style:style style:name="T35" style:family="text">
      <style:text-properties officeooo:rsid="00ac4236"/>
    </style:style>
    <style:style style:name="T36" style:family="text">
      <style:text-properties fo:color="#000000" style:font-name="Liberation Serif" fo:font-size="12pt" officeooo:rsid="00ac4236" fo:background-color="#ffffff" loext:char-shading-value="0" style:font-size-asian="12pt" style:font-size-complex="12pt"/>
    </style:style>
    <style:style style:name="T37" style:family="text">
      <style:text-properties officeooo:rsid="00af1fd8"/>
    </style:style>
    <style:style style:name="T38" style:family="text">
      <style:text-properties officeooo:rsid="00c1de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escr<text:span text:style-name="T19">ipción Breve</text:span></text:p>
      <text:p text:style-name="P24">Ayesa es una multinacional española especializada en ingeniería, tecnología y consultoría. Se fundo en 1966 por José Luis Manzanares Japón.</text:p>
      <text:p text:style-name="P24"><text:span text:style-name="T20">Posee una gran cantidad de sedes alrededor del mundo. Su sede central se encuentra en Sevilla (España) y tiene delegaciones en otras ciudades españolas como Madrid, Córdoba, Barcelona y Leioa. Más abajo se encuentra una tabla con todas las sedes de la empresa, indicando su localización, teléfono de contacto y correo electrónico.</text:span> </text:p>
      <text:p text:style-name="Text_20_body"/>
      <table:table table:name="Tabla1" table:style-name="Tabla1">
        <table:table-column table:style-name="Tabla1.A" table:number-columns-repeated="2"/>
        <table:table-column table:style-name="Tabla1.C"/>
        <table:table-column table:style-name="Tabla1.D"/>
        <table:table-row>
          <table:table-cell table:style-name="Tabla1.A1" table:number-columns-spanned="4" office:value-type="string">
            <text:p text:style-name="P59">SEDES</text:p>
          </table:table-cell>
          <table:covered-table-cell/>
          <table:covered-table-cell/>
          <table:covered-table-cell/>
        </table:table-row>
        <table:table-row>
          <table:table-cell table:style-name="Tabla1.A2" office:value-type="string">
            <text:p text:style-name="P39">Nombre</text:p>
          </table:table-cell>
          <table:table-cell table:style-name="Tabla1.A2" office:value-type="string">
            <text:p text:style-name="P26">Localización</text:p>
          </table:table-cell>
          <table:table-cell table:style-name="Tabla1.A2" office:value-type="string">
            <text:p text:style-name="P26">Teléfono</text:p>
          </table:table-cell>
          <table:table-cell table:style-name="Tabla1.D2" office:value-type="string">
            <text:p text:style-name="P27">Correo</text:p>
          </table:table-cell>
        </table:table-row>
        <table:table-row>
          <table:table-cell table:style-name="Tabla1.A2" office:value-type="string">
            <text:p text:style-name="P39">Sevilla, Sede Central</text:p>
          </table:table-cell>
          <table:table-cell table:style-name="Tabla1.A2" office:value-type="string">
            <text:p text:style-name="P26"><text:span text:style-name="T2">Marie Curie, 2 - Edificio Ayesa</text:span><text:line-break/><text:span text:style-name="T2">PCT Cartuja</text:span><text:line-break/><text:span text:style-name="T2">41092 Sevilla, España</text:span></text:p>
          </table:table-cell>
          <table:table-cell table:style-name="Tabla1.A2" office:value-type="string">
            <text:p text:style-name="P26"><text:span text:style-name="T2">+(34) 954 46 70 46</text:span> </text:p>
          </table:table-cell>
          <table:table-cell table:style-name="Tabla1.D2" office:value-type="string">
            <text:p text:style-name="P70"><text:a xlink:type="simple" xlink:href="mailto:info@ayesa.com" text:style-name="Internet_20_link" text:visited-style-name="Visited_20_Internet_20_Link"><text:span text:style-name="T11">info@ayesa.com</text:span></text:a></text:p>
          </table:table-cell>
        </table:table-row>
        <table:table-row>
          <table:table-cell table:style-name="Tabla1.A2" office:value-type="string">
            <text:p text:style-name="P38">Torre Sevilla</text:p>
          </table:table-cell>
          <table:table-cell table:style-name="Tabla1.A2" office:value-type="string">
            <text:p text:style-name="P25"><text:span text:style-name="T2">Gonzalo Jiménez de Quesada, 2</text:span><text:line-break/><text:span text:style-name="T2">Torre Sevilla, planta 11</text:span><text:line-break/><text:span text:style-name="T2">PCT Cartuja</text:span><text:line-break/><text:span text:style-name="T2">41092 Sevilla (España)</text:span></text:p>
          </table:table-cell>
          <table:table-cell table:style-name="Tabla1.A2" office:value-type="string">
            <text:p text:style-name="P25"><text:span text:style-name="T2">+(34) 955 04 36 00</text:span> </text:p>
          </table:table-cell>
          <table:table-cell table:style-name="Tabla1.D2" office:value-type="string">
            <text:p text:style-name="P71"><text:a xlink:type="simple" xlink:href="mailto:info@ayesa.com" text:style-name="Internet_20_link" text:visited-style-name="Visited_20_Internet_20_Link"><text:span text:style-name="T11">info@ayesa.com</text:span></text:a></text:p>
          </table:table-cell>
        </table:table-row>
        <table:table-row>
          <table:table-cell table:style-name="Tabla1.A2" office:value-type="string">
            <text:p text:style-name="P37">Madrid</text:p>
          </table:table-cell>
          <table:table-cell table:style-name="Tabla1.A2" office:value-type="string">
            <text:p text:style-name="P25"><text:span text:style-name="T2">Paseo de la Castellana, 91, 10ª Planta</text:span><text:line-break/><text:span text:style-name="T2">28046 Madrid, España</text:span></text:p>
          </table:table-cell>
          <table:table-cell table:style-name="Tabla1.A2" office:value-type="string">
            <text:p text:style-name="P25"><text:span text:style-name="T2">+(34) 914 11 96 50</text:span> </text:p>
          </table:table-cell>
          <table:table-cell table:style-name="Tabla1.D2" office:value-type="string">
            <text:p text:style-name="P70"><text:a xlink:type="simple" xlink:href="mailto:madrid@ayesa.com" text:style-name="Internet_20_link" text:visited-style-name="Visited_20_Internet_20_Link"><text:span text:style-name="T11">madrid@ayesa.com</text:span></text:a></text:p>
          </table:table-cell>
        </table:table-row>
        <table:table-row>
          <table:table-cell table:style-name="Tabla1.A2" office:value-type="string">
            <text:p text:style-name="P38">Cataluña y Baleares</text:p>
          </table:table-cell>
          <table:table-cell table:style-name="Tabla1.A2" office:value-type="string">
            <text:p text:style-name="P25"><text:span text:style-name="T2">Nápoles, 249, 5º planta</text:span><text:line-break/><text:span text:style-name="T2">08013 Barcelona, España</text:span></text:p>
          </table:table-cell>
          <table:table-cell table:style-name="Tabla1.A2" office:value-type="string">
            <text:p text:style-name="P78">+(34) 935 11 52 80 / +(34) 933 63 04 98</text:p>
          </table:table-cell>
          <table:table-cell table:style-name="Tabla1.D2" office:value-type="string">
            <text:p text:style-name="P70"><text:a xlink:type="simple" xlink:href="mailto:catalunya@ayesa.com" text:style-name="Internet_20_link" text:visited-style-name="Visited_20_Internet_20_Link"><text:span text:style-name="T11">catalunya@ayesa.com</text:span></text:a></text:p>
          </table:table-cell>
        </table:table-row>
        <table:table-row>
          <table:table-cell table:style-name="Tabla1.A2" office:value-type="string">
            <text:p text:style-name="P28">Córdoba</text:p>
          </table:table-cell>
          <table:table-cell table:style-name="Tabla1.A2" office:value-type="string">
            <text:p text:style-name="P25"><text:span text:style-name="T2">José María Martorell, 24, 1º 1</text:span><text:line-break/><text:span text:style-name="T2">14005 Córdoba, España</text:span></text:p>
          </table:table-cell>
          <table:table-cell table:style-name="Tabla1.A2" office:value-type="string">
            <text:p text:style-name="P78">+(34) 957 76 17 28</text:p>
          </table:table-cell>
          <table:table-cell table:style-name="Tabla1.D2" office:value-type="string">
            <text:p text:style-name="P70"><text:a xlink:type="simple" xlink:href="mailto:cordoba@ayesa.com" text:style-name="Internet_20_link" text:visited-style-name="Visited_20_Internet_20_Link"><text:span text:style-name="T11">cordoba@ayesa.com</text:span></text:a></text:p>
          </table:table-cell>
        </table:table-row>
        <table:table-row>
          <table:table-cell table:style-name="Tabla1.A2" office:value-type="string">
            <text:p text:style-name="P37">País Vasco</text:p>
          </table:table-cell>
          <table:table-cell table:style-name="Tabla1.A2" office:value-type="string">
            <text:p text:style-name="P25"><text:span text:style-name="T2">Paseo Landabarri, 2, 2ª Planta</text:span><text:line-break/><text:span text:style-name="T2">48940 Leioa (Bizkaia), España</text:span></text:p>
          </table:table-cell>
          <table:table-cell table:style-name="Tabla1.A2" office:value-type="string">
            <text:p text:style-name="P78">+(34) 944 81 02 76</text:p>
          </table:table-cell>
          <table:table-cell table:style-name="Tabla1.D2" office:value-type="string">
            <text:p text:style-name="P70"><text:a xlink:type="simple" xlink:href="mailto:bilbao@ayesa.com" text:style-name="Internet_20_link" text:visited-style-name="Visited_20_Internet_20_Link"><text:span text:style-name="T11">bilbao@ayesa.com</text:span></text:a></text:p>
          </table:table-cell>
        </table:table-row>
        <table:table-row>
          <table:table-cell table:style-name="Tabla1.A2" office:value-type="string">
            <text:p text:style-name="P36">CD México</text:p>
          </table:table-cell>
          <table:table-cell table:style-name="Tabla1.A2" office:value-type="string">
            <text:p text:style-name="P2"><text:span text:style-name="Strong_20_Emphasis"><text:span text:style-name="T10">CD México</text:span></text:span></text:p>
            <text:p text:style-name="P13">Paseo de la Reforma, 284, Piso 20-A<text:line-break/>Colonia Juarez<text:line-break/>Del. Cuauhtémoc<text:line-break/>06600 CD México</text:p>
          </table:table-cell>
          <table:table-cell table:style-name="Tabla1.A2" office:value-type="string">
            <text:p text:style-name="P78">+(52) 55 36 40 17 00</text:p>
          </table:table-cell>
          <table:table-cell table:style-name="Tabla1.D2" office:value-type="string">
            <text:p text:style-name="P70"><text:a xlink:type="simple" xlink:href="mailto:mexicodf@ayesa.com" text:style-name="Internet_20_link" text:visited-style-name="Visited_20_Internet_20_Link"><text:span text:style-name="T11">mexicodf@ayesa.com</text:span></text:a></text:p>
          </table:table-cell>
        </table:table-row>
        <table:table-row>
          <table:table-cell table:style-name="Tabla1.A2" office:value-type="string">
            <text:p text:style-name="P29">Brasil</text:p>
          </table:table-cell>
          <table:table-cell table:style-name="Tabla1.A2" office:value-type="string">
            <text:p text:style-name="P2"><text:span text:style-name="Strong_20_Emphasis"><text:span text:style-name="T10">Porto Alegre</text:span></text:span></text:p>
            <text:p text:style-name="P13">Siqueira Campos, 1189 3º Andar -<text:line-break/>Cep: 90010-001 - Porto Alegre / RS</text:p>
          </table:table-cell>
          <table:table-cell table:style-name="Tabla1.A2" office:value-type="string">
            <text:p text:style-name="P78">+(55) 51 3018 1006</text:p>
          </table:table-cell>
          <table:table-cell table:style-name="Tabla1.D2" office:value-type="string">
            <text:p text:style-name="P70"><text:a xlink:type="simple" xlink:href="mailto:portoalegre@ayesa.com" text:style-name="Internet_20_link" text:visited-style-name="Visited_20_Internet_20_Link"><text:span text:style-name="T11">portoalegre@ayesa.com</text:span></text:a></text:p>
          </table:table-cell>
        </table:table-row>
        <table:table-row>
          <table:table-cell table:style-name="Tabla1.A2" office:value-type="string">
            <text:p text:style-name="P29">Polonia</text:p>
          </table:table-cell>
          <table:table-cell table:style-name="Tabla1.A2" office:value-type="string">
            <text:p text:style-name="P2"><text:span text:style-name="Strong_20_Emphasis"><text:span text:style-name="T10">Silesia</text:span></text:span></text:p>
            <text:p text:style-name="P13">Ul. Szyb Walenty, 26a <text:line-break/><text:soft-page-break/>41-700 Ruda Slaska, Polonia</text:p>
          </table:table-cell>
          <table:table-cell table:style-name="Tabla1.A2" office:value-type="string">
            <text:p text:style-name="P78">+(48) 32 789 51 80</text:p>
          </table:table-cell>
          <table:table-cell table:style-name="Tabla1.D2" office:value-type="string">
            <text:p text:style-name="P27">silesia@ayesa.com</text:p>
          </table:table-cell>
        </table:table-row>
        <table:table-row>
          <table:table-cell table:style-name="Tabla1.A2" office:value-type="string">
            <text:p text:style-name="P29">Marruecos</text:p>
          </table:table-cell>
          <table:table-cell table:style-name="Tabla1.A2" office:value-type="string">
            <text:p text:style-name="P2"><text:span text:style-name="Strong_20_Emphasis"><text:span text:style-name="T10">Rabat</text:span></text:span></text:p>
            <text:p text:style-name="P13">Avenue Atlas - Immeuble nº 3<text:line-break/>Agdal<text:line-break/>10080 Rabat (Maroc)</text:p>
          </table:table-cell>
          <table:table-cell table:style-name="Tabla1.A2" office:value-type="string">
            <text:p text:style-name="P78">+(212) 537.68.10.73</text:p>
          </table:table-cell>
          <table:table-cell table:style-name="Tabla1.D2" office:value-type="string">
            <text:p text:style-name="P70"><text:a xlink:type="simple" xlink:href="mailto:rabat@ayesa.com" text:style-name="Internet_20_link" text:visited-style-name="Visited_20_Internet_20_Link"><text:span text:style-name="T11">rabat@ayesa.com</text:span></text:a></text:p>
          </table:table-cell>
        </table:table-row>
        <table:table-row>
          <table:table-cell table:style-name="Tabla1.A2" office:value-type="string">
            <text:p text:style-name="P30">Argelia SARL</text:p>
          </table:table-cell>
          <table:table-cell table:style-name="Tabla1.A2" office:value-type="string">
            <text:p text:style-name="P2"><text:span text:style-name="Strong_20_Emphasis"><text:span text:style-name="T10">Argel</text:span></text:span></text:p>
            <text:p text:style-name="P13">Garidi 2 BT 60 Nº 06<text:line-break/>Kouba - Alger</text:p>
          </table:table-cell>
          <table:table-cell table:style-name="Tabla1.A2" office:value-type="string">
            <text:p text:style-name="P78">+ (213) 770 70 66 10</text:p>
          </table:table-cell>
          <table:table-cell table:style-name="Tabla1.D2" office:value-type="string">
            <text:p text:style-name="P70"><text:a xlink:type="simple" xlink:href="mailto:argel@ayesa.com" text:style-name="Internet_20_link" text:visited-style-name="Visited_20_Internet_20_Link"><text:span text:style-name="T11">argel@ayesa.com</text:span></text:a></text:p>
          </table:table-cell>
        </table:table-row>
        <table:table-row>
          <table:table-cell table:style-name="Tabla1.A2" office:value-type="string">
            <text:p text:style-name="P31">India</text:p>
          </table:table-cell>
          <table:table-cell table:style-name="Tabla1.A2" office:value-type="string">
            <text:p text:style-name="P2"><text:span text:style-name="Strong_20_Emphasis"><text:span text:style-name="T10">Delhi</text:span></text:span></text:p>
            <text:p text:style-name="P13">D 99, 4th Floor Sector 2,<text:line-break/>Noida - 201301<text:line-break/>India</text:p>
          </table:table-cell>
          <table:table-cell table:style-name="Tabla1.A2" office:value-type="string">
            <text:p text:style-name="P78">+(91) 120 490 8800</text:p>
          </table:table-cell>
          <table:table-cell table:style-name="Tabla1.D2" office:value-type="string">
            <text:p text:style-name="P70"><text:a xlink:type="simple" xlink:href="mailto:delhi@ayesa.com" text:style-name="Internet_20_link" text:visited-style-name="Visited_20_Internet_20_Link"><text:span text:style-name="T11">delhi@ayesa.com</text:span></text:a></text:p>
          </table:table-cell>
        </table:table-row>
        <table:table-row>
          <table:table-cell table:style-name="Tabla1.A2" office:value-type="string">
            <text:p text:style-name="P31">Panamá</text:p>
          </table:table-cell>
          <table:table-cell table:style-name="Tabla1.A2" office:value-type="string">
            <text:p text:style-name="P2"><text:span text:style-name="Strong_20_Emphasis"><text:span text:style-name="T10">Panamá</text:span></text:span></text:p>
            <text:p text:style-name="P13">Samuel Lewis, Plaza Obarrio, M-303<text:line-break/>Ciudad de Panamá (Panamá)</text:p>
          </table:table-cell>
          <table:table-cell table:style-name="Tabla1.A2" office:value-type="string">
            <text:p text:style-name="P25"><text:span text:style-name="T2">(+507) 366 80 00</text:span><text:line-break/><text:span text:style-name="T2">(+507) 366 80 01</text:span><text:line-break/><text:span text:style-name="T2">(+507) 366 80 02</text:span><text:line-break/><text:span text:style-name="T2">(+507) 366 80 03</text:span></text:p>
          </table:table-cell>
          <table:table-cell table:style-name="Tabla1.D2" office:value-type="string">
            <text:p text:style-name="P70"><text:a xlink:type="simple" xlink:href="mailto:panama@ayesa.com" text:style-name="Internet_20_link" text:visited-style-name="Visited_20_Internet_20_Link"><text:span text:style-name="T11">panama@ayesa.com</text:span></text:a></text:p>
          </table:table-cell>
        </table:table-row>
        <table:table-row>
          <table:table-cell table:style-name="Tabla1.A2" office:value-type="string">
            <text:p text:style-name="P31">Colombia</text:p>
          </table:table-cell>
          <table:table-cell table:style-name="Tabla1.A2" office:value-type="string">
            <text:p text:style-name="P2"><text:span text:style-name="Strong_20_Emphasis"><text:span text:style-name="T10">Bogotá</text:span></text:span></text:p>
            <text:p text:style-name="P13">Carrera 7 A No. 124 – 93<text:line-break/>Bogotá</text:p>
          </table:table-cell>
          <table:table-cell table:style-name="Tabla1.A2" office:value-type="string">
            <text:p text:style-name="P78">+(571) 704 27 82</text:p>
          </table:table-cell>
          <table:table-cell table:style-name="Tabla1.D2" office:value-type="string">
            <text:p text:style-name="P70"><text:a xlink:type="simple" xlink:href="mailto:bogota@ayesa.com" text:style-name="Internet_20_link" text:visited-style-name="Visited_20_Internet_20_Link"><text:span text:style-name="T11">bogota@ayesa.com</text:span></text:a></text:p>
          </table:table-cell>
        </table:table-row>
        <table:table-row>
          <table:table-cell table:style-name="Tabla1.A2" office:value-type="string">
            <text:p text:style-name="P32">Perú</text:p>
          </table:table-cell>
          <table:table-cell table:style-name="Tabla1.A2" office:value-type="string">
            <text:p text:style-name="P2"><text:span text:style-name="Strong_20_Emphasis"><text:span text:style-name="T10">Lima</text:span></text:span></text:p>
            <text:p text:style-name="P13">Avenida República de Panamá 3418<text:line-break/>Oficina 801, San Isidro Lima 27</text:p>
          </table:table-cell>
          <table:table-cell table:style-name="Tabla1.A2" office:value-type="string">
            <text:p text:style-name="P78">+(511) 637 38 44 / 637 38 45 / 637</text:p>
          </table:table-cell>
          <table:table-cell table:style-name="Tabla1.D2" office:value-type="string">
            <text:p text:style-name="P70"><text:a xlink:type="simple" xlink:href="mailto:lima@ayesa.com" text:style-name="Internet_20_link" text:visited-style-name="Visited_20_Internet_20_Link"><text:span text:style-name="T11">lima@ayesa.com</text:span></text:a></text:p>
          </table:table-cell>
        </table:table-row>
        <table:table-row>
          <table:table-cell table:style-name="Tabla1.A2" office:value-type="string">
            <text:p text:style-name="P33">Chile</text:p>
          </table:table-cell>
          <table:table-cell table:style-name="Tabla1.A2" office:value-type="string">
            <text:p text:style-name="P2"><text:span text:style-name="Strong_20_Emphasis"><text:span text:style-name="T10">Santiago</text:span></text:span></text:p>
            <text:p text:style-name="P13">Av. Santa Rosa, 79-piso 9<text:line-break/>Santiago<text:line-break/>CP. 8320000 Santiago de Chile</text:p>
          </table:table-cell>
          <table:table-cell table:style-name="Tabla1.A2" office:value-type="string">
            <text:p text:style-name="P78">(+56 2) 27603300</text:p>
          </table:table-cell>
          <table:table-cell table:style-name="Tabla1.D2" office:value-type="string">
            <text:p text:style-name="P70"><text:a xlink:type="simple" xlink:href="mailto:santiago@ayesa.com" text:style-name="Internet_20_link" text:visited-style-name="Visited_20_Internet_20_Link"><text:span text:style-name="T11">santiago@ayesa.com</text:span></text:a></text:p>
          </table:table-cell>
        </table:table-row>
        <table:table-row>
          <table:table-cell table:style-name="Tabla1.A2" office:value-type="string">
            <text:p text:style-name="P34">Ecuador</text:p>
          </table:table-cell>
          <table:table-cell table:style-name="Tabla1.A2" office:value-type="string">
            <text:p text:style-name="P2"><text:span text:style-name="Strong_20_Emphasis"><text:span text:style-name="T10">Quito</text:span></text:span></text:p>
            <text:p text:style-name="P13">Calle Lizardo García E10-80 y Av. 12 de Octubre<text:line-break/>Edificio Alto Aragón, piso9<text:line-break/>170523 Quito</text:p>
          </table:table-cell>
          <table:table-cell table:style-name="Tabla1.A2" office:value-type="string">
            <text:p text:style-name="P78">+(593) 232 30 555</text:p>
          </table:table-cell>
          <table:table-cell table:style-name="Tabla1.D2" office:value-type="string">
            <text:p text:style-name="P70"><text:a xlink:type="simple" xlink:href="mailto:quito@ayesa.com" text:style-name="Internet_20_link" text:visited-style-name="Visited_20_Internet_20_Link"><text:span text:style-name="T11">quito@ayesa.com</text:span></text:a></text:p>
          </table:table-cell>
        </table:table-row>
        <table:table-row>
          <table:table-cell table:style-name="Tabla1.A2" office:value-type="string">
            <text:p text:style-name="P35">UK</text:p>
          </table:table-cell>
          <table:table-cell table:style-name="Tabla1.A2" office:value-type="string">
            <text:p text:style-name="P2"><text:span text:style-name="Strong_20_Emphasis"><text:span text:style-name="T10">Londres</text:span></text:span></text:p>
            <text:p text:style-name="P13">Regus More London, 1st Floor<text:line-break/>3 More London <text:soft-page-break/>Riverside</text:p>
            <text:p text:style-name="P5">London Bridge<text:line-break/>London, SE1 2RE</text:p>
          </table:table-cell>
          <table:table-cell table:style-name="Tabla1.A2" office:value-type="string">
            <text:p text:style-name="P78">+44 (0) 20 8433 6950 </text:p>
          </table:table-cell>
          <table:table-cell table:style-name="Tabla1.D2" office:value-type="string">
            <text:p text:style-name="P70"><text:a xlink:type="simple" xlink:href="mailto:uk@ayesa.com" text:style-name="Internet_20_link" text:visited-style-name="Visited_20_Internet_20_Link"><text:span text:style-name="T11">uk@ayesa.com</text:span></text:a></text:p>
          </table:table-cell>
        </table:table-row>
        <table:table-row>
          <table:table-cell table:style-name="Tabla1.A2" office:value-type="string">
            <text:p text:style-name="P35">Filipinas</text:p>
          </table:table-cell>
          <table:table-cell table:style-name="Tabla1.A2" office:value-type="string">
            <text:p text:style-name="P2"><text:span text:style-name="Strong_20_Emphasis"><text:span text:style-name="T10">Manila</text:span></text:span></text:p>
            <text:p text:style-name="P13">6th Floor, OPL Building, Palanca St.<text:line-break/>Legazpi Village, Makati City 1229<text:line-break/>Metro Manila</text:p>
          </table:table-cell>
          <table:table-cell table:style-name="Tabla1.A2" office:value-type="string">
            <text:p text:style-name="P78">(+63) 9177003432</text:p>
          </table:table-cell>
          <table:table-cell table:style-name="Tabla1.D2" office:value-type="string">
            <text:p text:style-name="P70"><text:a xlink:type="simple" xlink:href="mailto:manila@ayesa.com" text:style-name="Internet_20_link" text:visited-style-name="Visited_20_Internet_20_Link"><text:span text:style-name="T11">manila@ayesa.com</text:span></text:a></text:p>
          </table:table-cell>
        </table:table-row>
        <table:table-row>
          <table:table-cell table:style-name="Tabla1.A2" office:value-type="string">
            <text:p text:style-name="P35">Arabia Saudí</text:p>
          </table:table-cell>
          <table:table-cell table:style-name="Tabla1.A2" office:value-type="string">
            <text:p text:style-name="P2"><text:span text:style-name="Strong_20_Emphasis"><text:span text:style-name="T10">Riyadh</text:span></text:span></text:p>
            <text:p text:style-name="P13">Imam Saud Bin Faisal Road. Al-Sahafa. Office 24<text:line-break/>Riyadh. 6106-13321<text:line-break/>Saudi Arabia</text:p>
          </table:table-cell>
          <table:table-cell table:style-name="Tabla1.A2" office:value-type="string">
            <text:p text:style-name="P25"><text:span text:style-name="T2">+966 114163324</text:span> </text:p>
          </table:table-cell>
          <table:table-cell table:style-name="Tabla1.D2" office:value-type="string">
            <text:p text:style-name="P70"><text:a xlink:type="simple" xlink:href="mailto:riyadh@ayesa.com" text:style-name="Internet_20_link" text:visited-style-name="Visited_20_Internet_20_Link"><text:span text:style-name="T11">riyadh@ayesa.com</text:span></text:a></text:p>
          </table:table-cell>
        </table:table-row>
        <table:table-row>
          <table:table-cell table:style-name="Tabla1.A2" office:value-type="string">
            <text:p text:style-name="P35">Italia</text:p>
          </table:table-cell>
          <table:table-cell table:style-name="Tabla1.A2" office:value-type="string">
            <text:p text:style-name="P2"><text:span text:style-name="Strong_20_Emphasis"><text:span text:style-name="T10">Roma</text:span></text:span></text:p>
            <text:p text:style-name="P13">Via Vincenzo Bellini n 22</text:p>
            <text:p text:style-name="P13">00198 Roma</text:p>
          </table:table-cell>
          <table:table-cell table:style-name="Tabla1.A2" office:value-type="string">
            <text:p text:style-name="P4">+(39) 0 697 79 70 40 </text:p>
            <text:p text:style-name="P13">+(39) 0 697 79 70 41 </text:p>
          </table:table-cell>
          <table:table-cell table:style-name="Tabla1.D2" office:value-type="string">
            <text:p text:style-name="P27"/>
          </table:table-cell>
        </table:table-row>
        <table:table-row>
          <table:table-cell table:style-name="Tabla1.A2" office:value-type="string">
            <text:p text:style-name="P35">Alemania</text:p>
          </table:table-cell>
          <table:table-cell table:style-name="Tabla1.A2" office:value-type="string">
            <text:p text:style-name="P2"><text:span text:style-name="Strong_20_Emphasis"><text:span text:style-name="T10">Munich</text:span></text:span></text:p>
            <text:p text:style-name="P15">Airport Business Centre<text:line-break/>Am Söldnermoos 17<text:line-break/>85399 Hallbergmooss</text:p>
          </table:table-cell>
          <table:table-cell table:style-name="Tabla1.A2" office:value-type="string">
            <text:p text:style-name="P25"/>
          </table:table-cell>
          <table:table-cell table:style-name="Tabla1.D2" office:value-type="string">
            <text:p text:style-name="P27"/>
          </table:table-cell>
        </table:table-row>
        <table:table-row>
          <table:table-cell table:style-name="Tabla1.A2" office:value-type="string">
            <text:p text:style-name="P35">Madrid (Tecnología y Consultaría)</text:p>
          </table:table-cell>
          <table:table-cell table:style-name="Tabla1.A2" office:value-type="string">
            <text:p text:style-name="P3"><text:span text:style-name="T2">Paseo de las Doce Estrellas, 2 1º B</text:span><text:line-break/><text:span text:style-name="T2">28042 Madrid, España</text:span></text:p>
          </table:table-cell>
          <table:table-cell table:style-name="Tabla1.A2" office:value-type="string">
            <text:p text:style-name="P78">+(34) 91 298 36 36 </text:p>
          </table:table-cell>
          <table:table-cell table:style-name="Tabla1.D2" office:value-type="string">
            <text:p text:style-name="P70"><text:a xlink:type="simple" xlink:href="mailto:madrid@ayesa.com" text:style-name="Internet_20_link" text:visited-style-name="Visited_20_Internet_20_Link"><text:span text:style-name="T11">madrid@ayesa.com</text:span></text:a></text:p>
          </table:table-cell>
        </table:table-row>
      </table:table>
      <text:p text:style-name="Standard"/>
      <text:p text:style-name="P6">Historia</text:p>
      <table:table table:name="Tabla2" table:style-name="Tabla2">
        <table:table-column table:style-name="Tabla2.A" table:number-columns-repeated="3"/>
        <table:table-row>
          <table:table-cell table:style-name="Tabla2.A1" office:value-type="string">
            <text:p text:style-name="P72">Año</text:p>
          </table:table-cell>
          <table:table-cell table:style-name="Tabla2.A1" office:value-type="string">
            <text:p text:style-name="P72">Logro</text:p>
          </table:table-cell>
          <table:table-cell table:style-name="Tabla2.C1" office:value-type="string">
            <text:p text:style-name="P72">Descripción</text:p>
          </table:table-cell>
        </table:table-row>
        <table:table-row>
          <table:table-cell table:style-name="Tabla2.A2" office:value-type="string">
            <text:p text:style-name="P72">1966</text:p>
          </table:table-cell>
          <table:table-cell table:style-name="Tabla2.A2" office:value-type="string">
            <text:p text:style-name="P72">Ayesa gana el modelo matemático de la red de abastecimiento de Madrid.</text:p>
          </table:table-cell>
          <table:table-cell table:style-name="Tabla2.C2" office:value-type="string">
            <text:p text:style-name="P72">El equipo contó con 2 ingenieros y 5 colaboradores.</text:p>
          </table:table-cell>
        </table:table-row>
        <table:table-row table:style-name="Tabla2.3">
          <table:table-cell table:style-name="Tabla2.A2" office:value-type="string">
            <text:p text:style-name="P72">1973</text:p>
          </table:table-cell>
          <table:table-cell table:style-name="Tabla2.A2" office:value-type="string">
            <text:p text:style-name="P73">Comienza el desarrollo del proyecto del embalse de Pedrera, receptor del trasvase Tajo-Segura.</text:p>
          </table:table-cell>
          <table:table-cell table:style-name="Tabla2.C2" office:value-type="string">
            <text:p text:style-name="P73">Contó con un equipo de 20 profesionales.</text:p>
          </table:table-cell>
        </table:table-row>
        <table:table-row table:style-name="Tabla2.3">
          <table:table-cell table:style-name="Tabla2.A2" office:value-type="string">
            <text:p text:style-name="P74">1984</text:p>
          </table:table-cell>
          <table:table-cell table:style-name="Tabla2.A2" office:value-type="string">
            <text:p text:style-name="P74">Primer proyecto en el extranjero e inicio de una nueva sede.</text:p>
          </table:table-cell>
          <table:table-cell table:style-name="Tabla2.C2" office:value-type="string">
            <text:p text:style-name="P74">Se llevó a cabo el proyecto de riegos de Santa Elena en Ecuador. Además se abrió una oficina en Guayaquil.</text:p>
            <text:p text:style-name="P75">Este mismo año Sevilla fue elegida como sede de la exposición Universal de 1992. También diseño su primer <text:soft-page-break/>circuito de Formula 1 en Jerez.</text:p>
          </table:table-cell>
        </table:table-row>
        <table:table-row table:style-name="Tabla2.3">
          <table:table-cell table:style-name="Tabla2.A2" office:value-type="string">
            <text:p text:style-name="P76">1991</text:p>
          </table:table-cell>
          <table:table-cell table:style-name="Tabla2.A2" office:value-type="string">
            <text:p text:style-name="P76">Involucrada en el proyecto de la Exposición Universal y fundación de una nueva empresa.</text:p>
          </table:table-cell>
          <table:table-cell table:style-name="Tabla2.C2" office:value-type="string">
            <text:p text:style-name="P77">Se realizó el proyecto del Puente del Cachorro y se fundó una empresa para el desarrollo de instalaciones TIC.</text:p>
          </table:table-cell>
        </table:table-row>
        <table:table-row table:style-name="Tabla2.3">
          <table:table-cell table:style-name="Tabla2.A2" office:value-type="string">
            <text:p text:style-name="P44">1998</text:p>
          </table:table-cell>
          <table:table-cell table:style-name="Tabla2.A2" office:value-type="string">
            <text:p text:style-name="P43">Gana un concurso <text:span text:style-name="T23">de alta velocidad en el</text:span> AVE Madrid-Barcelona y se convierte en la primera empresa andaluza especializada en la implementación de SAP.</text:p>
          </table:table-cell>
          <table:table-cell table:style-name="Tabla2.C2" office:value-type="string">
            <text:p text:style-name="P43">Se contrata los primeros proyectos de la autopista panamericana en Perú. Además cuenta con 140 técnicos especializados en SAP.</text:p>
          </table:table-cell>
        </table:table-row>
        <table:table-row table:style-name="Tabla2.3">
          <table:table-cell table:style-name="Tabla2.A2" office:value-type="string">
            <text:p text:style-name="P45">2003</text:p>
          </table:table-cell>
          <table:table-cell table:style-name="Tabla2.A2" office:value-type="string">
            <text:p text:style-name="P41">Ayesa triplica su tamaño.</text:p>
          </table:table-cell>
          <table:table-cell table:style-name="Tabla2.C2" office:value-type="string">
            <text:p text:style-name="P40">Funda su delegación en México y ejecuta el proyecto de Acueducto II.</text:p>
          </table:table-cell>
        </table:table-row>
        <table:table-row table:style-name="Tabla2.3">
          <table:table-cell table:style-name="Tabla2.A2" office:value-type="string">
            <text:p text:style-name="P46">2006</text:p>
          </table:table-cell>
          <table:table-cell table:style-name="Tabla2.A2" office:value-type="string">
            <text:p text:style-name="P42">Punto de partida del sector industrial.</text:p>
          </table:table-cell>
          <table:table-cell table:style-name="Tabla2.C2" office:value-type="string">
            <text:p text:style-name="P47"><text:span text:style-name="T21">Adquiere una ingeniería Catalana de procesos químicos, </text:span><text:span text:style-name="T2">Mediterrània d'Enginyeria (MdE).</text:span></text:p>
          </table:table-cell>
        </table:table-row>
        <table:table-row table:style-name="Tabla2.3">
          <table:table-cell table:style-name="Tabla2.A2" office:value-type="string">
            <text:p text:style-name="P49">2010</text:p>
          </table:table-cell>
          <table:table-cell table:style-name="Tabla2.A2" office:value-type="string">
            <text:p text:style-name="P49">Aumentan las delegaciones y gana dos concursos </text:p>
          </table:table-cell>
          <table:table-cell table:style-name="Tabla2.C2" office:value-type="string">
            <text:p text:style-name="P48"><text:span text:style-name="T22">Ya tiene delegaciones en Polonia, Marruecos e India. Gana los concursos de dos proyectos en América Latina (</text:span><text:span text:style-name="T2">la línea 2 del metro de Panamá y la depuradora de Atotonilco en México DF</text:span><text:span text:style-name="T22">).</text:span></text:p>
          </table:table-cell>
        </table:table-row>
        <table:table-row table:style-name="Tabla2.3">
          <table:table-cell table:style-name="Tabla2.A2" office:value-type="string">
            <text:p text:style-name="P50">2011</text:p>
          </table:table-cell>
          <table:table-cell table:style-name="Tabla2.A2" office:value-type="string">
            <text:p text:style-name="P50">Ayesa adquiere Sadiel y logra su primer contrato en el sector aeronáutico, con AIRBUS. <text:s/></text:p>
          </table:table-cell>
          <table:table-cell table:style-name="Tabla2.C2" office:value-type="string">
            <text:p text:style-name="P50">Sadiel es una consultoría tecnológica especializada en el sector público y la distribución eléctrica, contando con mil setecientos técnicos.</text:p>
          </table:table-cell>
        </table:table-row>
        <table:table-row table:style-name="Tabla2.3">
          <table:table-cell table:style-name="Tabla2.A2" office:value-type="string">
            <text:p text:style-name="P54">2014</text:p>
          </table:table-cell>
          <table:table-cell table:style-name="Tabla2.A2" office:value-type="string">
            <text:p text:style-name="P55">Apoyada en un potente equipo de I+D+i, lidera proyectos europeos de investigación.</text:p>
          </table:table-cell>
          <table:table-cell table:style-name="Tabla2.C2" office:value-type="string">
            <text:p text:style-name="P55">Se adjudica del Netfficent, para desarrollar la gestión energética de un conjunto de hogares.</text:p>
            <text:p text:style-name="P55">Además crea soluciones para el campo de big data, gestión de flotas de coches eléctricos, perdidas en redes y aplicaciones tecnológicas de vanguardia. </text:p>
          </table:table-cell>
        </table:table-row>
        <table:table-row table:style-name="Tabla2.3">
          <table:table-cell table:style-name="Tabla2.A2" office:value-type="string">
            <text:p text:style-name="P51">2015</text:p>
          </table:table-cell>
          <table:table-cell table:style-name="Tabla2.C2" table:number-columns-spanned="2" office:value-type="string">
            <text:p text:style-name="P52">Se abre una delegación en Londres.</text:p>
          </table:table-cell>
          <table:covered-table-cell/>
        </table:table-row>
        <table:table-row table:style-name="Tabla2.13">
          <table:table-cell table:style-name="Tabla2.A2" office:value-type="string">
            <text:p text:style-name="P52">2016</text:p>
          </table:table-cell>
          <table:table-cell table:style-name="Tabla2.A2" office:value-type="string">
            <text:p text:style-name="P53">Consolidación en el mercado oriental.</text:p>
          </table:table-cell>
          <table:table-cell table:style-name="Tabla2.C2" office:value-type="string">
            <text:p text:style-name="P12"><text:span text:style-name="T12">Arabia Saudita, </text:span><text:a xlink:type="simple" xlink:href="https://es.wikipedia.org/wiki/Emiratos_Árabes_Unidos" text:style-name="Internet_20_link" text:visited-style-name="Visited_20_Internet_20_Link"><text:span text:style-name="T11">Emiratos</text:span></text:a><text:span text:style-name="T12">, India y Filipinas. </text:span><text:span text:style-name="T13">En India es una de las principales ingenierías ferroviarias. También se trabaja para clientes japoneses en el ámbito de la ingeniería química.</text:span></text:p>
          </table:table-cell>
        </table:table-row>
      </table:table>
      <text:p text:style-name="P7"/>
      <text:p text:style-name="P7"><text:soft-page-break/>Como actúan</text:p>
      <table:table table:name="Tabla3" table:style-name="Tabla3">
        <table:table-column table:style-name="Tabla3.A"/>
        <table:table-column table:style-name="Tabla3.B"/>
        <table:table-row>
          <table:table-cell table:style-name="Tabla3.A1" office:value-type="string">
            <text:p text:style-name="P79">Estudian</text:p>
          </table:table-cell>
          <table:table-cell table:style-name="Tabla3.B1" office:value-type="string">
            <text:list xml:id="list2482882452" text:style-name="L1">
              <text:list-item>
                <text:p text:style-name="P143">Estudios de viabilidad e informativos</text:p>
              </text:list-item>
              <text:list-item>
                <text:p text:style-name="P146">Modelos <text:span text:style-name="T24">matemáticos</text:span></text:p>
              </text:list-item>
              <text:list-item>
                <text:p text:style-name="P146"><text:span text:style-name="T24">Simulación</text:span> de procesos</text:p>
              </text:list-item>
              <text:list-item>
                <text:p text:style-name="P146">Estudios de Tráfico</text:p>
              </text:list-item>
              <text:list-item>
                <text:p text:style-name="P146">Estudios de Movilidad</text:p>
              </text:list-item>
              <text:list-item>
                <text:p text:style-name="P146"><text:span text:style-name="T24">Fenómenos</text:span> naturales (gestión de avenidas, regulaciones de cuencas, hidrología)</text:p>
              </text:list-item>
              <text:list-item>
                <text:p text:style-name="P148">Paisajismo</text:p>
              </text:list-item>
              <text:list-item>
                <text:p text:style-name="P148">Sostenibilidad</text:p>
              </text:list-item>
              <text:list-item>
                <text:p text:style-name="P148">Estudios de ruido</text:p>
              </text:list-item>
              <text:list-item>
                <text:p text:style-name="P148">Estudios de vibraciones</text:p>
              </text:list-item>
              <text:list-item>
                <text:p text:style-name="P145">Impacto ambiental (residuos <text:span text:style-name="T25">sólidos</text:span>, descontaminación, acústica y ruido)</text:p>
              </text:list-item>
              <text:list-item>
                <text:p text:style-name="P148">Transformación digital</text:p>
              </text:list-item>
              <text:list-item>
                <text:p text:style-name="P148">Simulación de procesos industriales</text:p>
              </text:list-item>
              <text:list-item>
                <text:p text:style-name="P148">Estudios de seguridad Vial</text:p>
              </text:list-item>
              <text:list-item>
                <text:p text:style-name="P148">Estudios de eficiencia energética</text:p>
              </text:list-item>
            </text:list>
          </table:table-cell>
        </table:table-row>
        <table:table-row>
          <table:table-cell table:style-name="Tabla3.A2" office:value-type="string">
            <text:p text:style-name="P80">Diseñan</text:p>
          </table:table-cell>
          <table:table-cell table:style-name="Tabla3.B2" office:value-type="string">
            <text:list xml:id="list152818437033087" text:continue-numbering="true" text:style-name="L1">
              <text:list-item>
                <text:p text:style-name="P149">Anteproyectos de obra civil e industrial</text:p>
              </text:list-item>
              <text:list-item>
                <text:p text:style-name="P148">Diseño y calculo de estructuras (elementos finitos, dinámica estructural y análisis sísmico)</text:p>
              </text:list-item>
              <text:list-item>
                <text:p text:style-name="P148">Metodología BIM</text:p>
              </text:list-item>
              <text:list-item>
                <text:p text:style-name="P148">Instalaciones industriales, urbanas y edificación</text:p>
              </text:list-item>
              <text:list-item>
                <text:p text:style-name="P148">Planes de sistemas TI</text:p>
              </text:list-item>
              <text:list-item>
                <text:p text:style-name="P148">Sistemas de gestión de la medida (smart meetering)</text:p>
              </text:list-item>
              <text:list-item>
                <text:p text:style-name="P148">Reingeniería de procedimientos</text:p>
              </text:list-item>
              <text:list-item>
                <text:p text:style-name="P148"><text:span text:style-name="T26">Mecánica</text:span> del suelo (cimentaciones, estabilidad de taludes y túneles)</text:p>
              </text:list-item>
              <text:list-item>
                <text:p text:style-name="P148">Sistemas de movilidad sostenible (recarga de coche eléctrico y gestión de flotas)</text:p>
              </text:list-item>
              <text:list-item>
                <text:p text:style-name="P148">Sistemas inteligentes para utilities</text:p>
              </text:list-item>
              <text:list-item>
                <text:p text:style-name="P148">Diseño conceptual y básico</text:p>
              </text:list-item>
              <text:list-item>
                <text:p text:style-name="P148">Ingeniería de detalle</text:p>
              </text:list-item>
              <text:list-item>
                <text:p text:style-name="P148">Aeronaves y componentes</text:p>
              </text:list-item>
              <text:list-item>
                <text:p text:style-name="P148">Software factory</text:p>
              </text:list-item>
              <text:list-item>
                <text:p text:style-name="P148">Ingeniería de la propiedad</text:p>
              </text:list-item>
              <text:list-item>
                <text:p text:style-name="P148">Master planning</text:p>
              </text:list-item>
              <text:list-item>
                <text:p text:style-name="P148">Acústica y ruido</text:p>
              </text:list-item>
              <text:list-item>
                <text:p text:style-name="P148">Proyectos básicos y constructivos</text:p>
              </text:list-item>
              <text:list-item>
                <text:p text:style-name="P148">Arquitectura empresarial</text:p>
              </text:list-item>
            </text:list>
          </table:table-cell>
        </table:table-row>
        <table:table-row>
          <table:table-cell table:style-name="Tabla3.A2" office:value-type="string">
            <text:p text:style-name="P81">Asesoran</text:p>
          </table:table-cell>
          <table:table-cell table:style-name="Tabla3.B2" office:value-type="string">
            <text:list xml:id="list152818011087543" text:continue-numbering="true" text:style-name="L1">
              <text:list-item>
                <text:p text:style-name="P149">Due dilligence</text:p>
              </text:list-item>
              <text:list-item>
                <text:p text:style-name="P148"><text:span text:style-name="T27">Planificación</text:span> <text:span text:style-name="T27">económica</text:span></text:p>
              </text:list-item>
              <text:list-item>
                <text:p text:style-name="P148">Estudios de rentabilidad</text:p>
              </text:list-item>
              <text:list-item>
                <text:p text:style-name="P148">Selección de implantaciones</text:p>
              </text:list-item>
              <text:list-item>
                <text:p text:style-name="P148"><text:soft-page-break/>Selección de tecnologías</text:p>
              </text:list-item>
              <text:list-item>
                <text:p text:style-name="P148">Consultoría estratégica IT</text:p>
              </text:list-item>
              <text:list-item>
                <text:p text:style-name="P150"><text:span text:style-name="T3">Energías</text:span><text:span text:style-name="T2"> renovables</text:span></text:p>
              </text:list-item>
              <text:list-item>
                <text:p text:style-name="P148">Tratamientos químicos</text:p>
              </text:list-item>
              <text:list-item>
                <text:p text:style-name="P148">Cambio <text:span text:style-name="T27">climático</text:span></text:p>
              </text:list-item>
              <text:list-item>
                <text:p text:style-name="P148">Gestión del cambio</text:p>
              </text:list-item>
              <text:list-item>
                <text:p text:style-name="P148">Certificación de modificaciones estructurales y aviónica</text:p>
              </text:list-item>
              <text:list-item>
                <text:p text:style-name="P148">Auditorias de planes industriales</text:p>
              </text:list-item>
              <text:list-item>
                <text:p text:style-name="P148">Líneas a pulso</text:p>
              </text:list-item>
              <text:list-item>
                <text:p text:style-name="P148">Optimización de procesos de fabricación</text:p>
              </text:list-item>
              <text:list-item>
                <text:p text:style-name="P148">Consultoría BIM</text:p>
              </text:list-item>
            </text:list>
          </table:table-cell>
        </table:table-row>
        <table:table-row>
          <table:table-cell table:style-name="Tabla3.A2" office:value-type="string">
            <text:p text:style-name="P82">Supervisan</text:p>
          </table:table-cell>
          <table:table-cell table:style-name="Tabla3.B2" office:value-type="string">
            <text:list xml:id="list152818943994419" text:continue-numbering="true" text:style-name="L1">
              <text:list-item>
                <text:p text:style-name="P149">Supervisión de construcción</text:p>
              </text:list-item>
              <text:list-item>
                <text:p text:style-name="P148">Dirección de obra</text:p>
              </text:list-item>
              <text:list-item>
                <text:p text:style-name="P148">Monitorización</text:p>
              </text:list-item>
              <text:list-item>
                <text:p text:style-name="P148">Funcionamiento y eficiencia de redes de agua</text:p>
              </text:list-item>
              <text:list-item>
                <text:p text:style-name="P148">Control de calidad</text:p>
              </text:list-item>
              <text:list-item>
                <text:p text:style-name="P148">Auscultación</text:p>
              </text:list-item>
              <text:list-item>
                <text:p text:style-name="P148">Auditorias técnicas</text:p>
              </text:list-item>
              <text:list-item>
                <text:p text:style-name="P148">Comportamiento de estructuras</text:p>
              </text:list-item>
              <text:list-item>
                <text:p text:style-name="P148">Proyectos</text:p>
              </text:list-item>
              <text:list-item>
                <text:p text:style-name="P148">Mantenimiento y operación de infraestructuras: túneles, Presas, desaladoras, depuradoras de agua potable y residual, bombeos</text:p>
              </text:list-item>
              <text:list-item>
                <text:p text:style-name="P148">Comportamiento del terreno</text:p>
              </text:list-item>
            </text:list>
          </table:table-cell>
        </table:table-row>
        <table:table-row>
          <table:table-cell table:style-name="Tabla3.A2" office:value-type="string">
            <text:p text:style-name="Standard">Gestionan</text:p>
          </table:table-cell>
          <table:table-cell table:style-name="Tabla3.B2" office:value-type="string">
            <text:list xml:id="list152819055796587" text:continue-numbering="true" text:style-name="L1">
              <text:list-item>
                <text:p text:style-name="P143">Project management</text:p>
              </text:list-item>
              <text:list-item>
                <text:p text:style-name="P146">EPC</text:p>
              </text:list-item>
              <text:list-item>
                <text:p text:style-name="P146">O&amp;M</text:p>
              </text:list-item>
              <text:list-item>
                <text:p text:style-name="P146">BPO (externalización de servicios): backoffice digital, atención multicanal, <text:span text:style-name="T28">gestión</text:span> financiera, de empleados, <text:span text:style-name="T28">recuperación</text:span> de IVA, gestión de puesto de trabajo, campañas y encuestas)</text:p>
              </text:list-item>
              <text:list-item>
                <text:p text:style-name="P146">Eficiencia energética</text:p>
              </text:list-item>
              <text:list-item>
                <text:p text:style-name="P146">Permitting</text:p>
              </text:list-item>
              <text:list-item>
                <text:p text:style-name="P146">Gestión de expropiaciones y barrido predial</text:p>
              </text:list-item>
              <text:list-item>
                <text:p text:style-name="P146">Mantenimiento y evolución de sistemas TI (procesos robotizados, sistemas comerciales, CRM, ERP)</text:p>
              </text:list-item>
              <text:list-item>
                <text:p text:style-name="P146">Construcción y montaje en Industria</text:p>
              </text:list-item>
              <text:list-item>
                <text:p text:style-name="P146">Gestión de compras para clientes industriales</text:p>
              </text:list-item>
              <text:list-item>
                <text:p text:style-name="P146">Planificación territorial</text:p>
              </text:list-item>
              <text:list-item>
                <text:p text:style-name="P146">Explotación de infraestructuras</text:p>
              </text:list-item>
            </text:list>
          </table:table-cell>
        </table:table-row>
        <table:table-row>
          <table:table-cell table:style-name="Tabla3.A2" office:value-type="string">
            <text:p text:style-name="P14">Implantan IT</text:p>
          </table:table-cell>
          <table:table-cell table:style-name="Tabla3.B2" office:value-type="string">
            <text:list xml:id="list2193867650" text:style-name="L2">
              <text:list-item>
                <text:p text:style-name="P144">Sistemas de información geográfica (GIS)</text:p>
              </text:list-item>
              <text:list-item>
                <text:p text:style-name="P147"><text:soft-page-break/>ERP (SAP /SAP ISU / S/4HANA)</text:p>
              </text:list-item>
              <text:list-item>
                <text:p text:style-name="P147">CRM (Salesforce, Siebel)</text:p>
              </text:list-item>
              <text:list-item>
                <text:p text:style-name="P147">Big data</text:p>
              </text:list-item>
              <text:list-item>
                <text:p text:style-name="P147">Analytics</text:p>
              </text:list-item>
              <text:list-item>
                <text:p text:style-name="P147">SAIH</text:p>
              </text:list-item>
              <text:list-item>
                <text:p text:style-name="P147">SAICA</text:p>
              </text:list-item>
              <text:list-item>
                <text:p text:style-name="P147">Sistemas de gestión económica financiera</text:p>
              </text:list-item>
              <text:list-item>
                <text:p text:style-name="P147">Sistemas TI gestión educativa</text:p>
              </text:list-item>
              <text:list-item>
                <text:p text:style-name="P147">Sistemas de gestión de RRHH</text:p>
              </text:list-item>
              <text:list-item>
                <text:p text:style-name="P147">Aplicaciones para banca </text:p>
              </text:list-item>
              <text:list-item>
                <text:p text:style-name="P147">Machine learning</text:p>
              </text:list-item>
              <text:list-item>
                <text:p text:style-name="P147">e-Learning</text:p>
              </text:list-item>
              <text:list-item>
                <text:p text:style-name="P147">Factura electrónica</text:p>
              </text:list-item>
              <text:list-item>
                <text:p text:style-name="P147">Firma digital</text:p>
              </text:list-item>
              <text:list-item>
                <text:p text:style-name="P147">Gestión documental</text:p>
              </text:list-item>
              <text:list-item>
                <text:p text:style-name="P147">Diseño y desarrollo de portales y visores </text:p>
              </text:list-item>
              <text:list-item>
                <text:p text:style-name="P147">Software factory</text:p>
              </text:list-item>
              <text:list-item>
                <text:p text:style-name="P147">Tecnología cognitiva</text:p>
              </text:list-item>
              <text:list-item>
                <text:p text:style-name="P147">Business Intelligence</text:p>
              </text:list-item>
              <text:list-item>
                <text:p text:style-name="P147">Software y hardware de control de presencia</text:p>
              </text:list-item>
            </text:list>
          </table:table-cell>
        </table:table-row>
        <table:table-row>
          <table:table-cell table:style-name="Tabla3.A2" office:value-type="string">
            <text:p text:style-name="P120">Instalan inteligencia</text:p>
          </table:table-cell>
          <table:table-cell table:style-name="Tabla3.B2" office:value-type="string">
            <text:list xml:id="list152819189187988" text:continue-numbering="true" text:style-name="L2">
              <text:list-item>
                <text:p text:style-name="P144">IoT</text:p>
              </text:list-item>
              <text:list-item>
                <text:p text:style-name="P147">Telecontrol</text:p>
              </text:list-item>
              <text:list-item>
                <text:p text:style-name="P147">Telemando</text:p>
              </text:list-item>
              <text:list-item>
                <text:p text:style-name="P147">Big data</text:p>
              </text:list-item>
              <text:list-item>
                <text:p text:style-name="P147">Ciberseguridad</text:p>
              </text:list-item>
              <text:list-item>
                <text:p text:style-name="P147">Inteligencia artificial (IA)</text:p>
              </text:list-item>
              <text:list-item>
                <text:p text:style-name="P147">Sensorización</text:p>
              </text:list-item>
              <text:list-item>
                <text:p text:style-name="P147">Infraestructura Digital</text:p>
              </text:list-item>
              <text:list-item>
                <text:p text:style-name="P147">Analytics</text:p>
              </text:list-item>
              <text:list-item>
                <text:p text:style-name="P147">Factoría digital</text:p>
              </text:list-item>
              <text:list-item>
                <text:p text:style-name="P147">Centros de datos (CPD)</text:p>
              </text:list-item>
              <text:list-item>
                <text:p text:style-name="P147">Business Intelligence</text:p>
              </text:list-item>
              <text:list-item>
                <text:p text:style-name="P147">Machine learning</text:p>
              </text:list-item>
              <text:list-item>
                <text:p text:style-name="P147">Soluciones de Movilidad</text:p>
              </text:list-item>
            </text:list>
          </table:table-cell>
        </table:table-row>
      </table:table>
      <text:p text:style-name="P9"/>
      <text:p text:style-name="P8">Proyectos en sus diferentes sectores de desarrollo</text:p>
      <text:p text:style-name="P10"/>
      <table:table table:name="Tabla4" table:style-name="Tabla4">
        <table:table-column table:style-name="Tabla4.A"/>
        <table:table-column table:style-name="Tabla4.B"/>
        <table:table-row>
          <table:table-cell table:style-name="Tabla4.A1" table:number-columns-spanned="2" office:value-type="string">
            <text:p text:style-name="P69">Smart Life</text:p>
          </table:table-cell>
          <table:covered-table-cell/>
        </table:table-row>
        <table:table-row>
          <table:table-cell table:style-name="Tabla4.A2" office:value-type="string">
            <text:h text:style-name="P125" text:outline-level="1">Plataforma tecnológica de carsharing</text:h>
          </table:table-cell>
          <table:table-cell table:style-name="Tabla4.B2" office:value-type="string">
            <text:p text:style-name="P60"><text:span text:style-name="T2">WishiLife es </text:span><text:span text:style-name="T4">un</text:span><text:span text:style-name="T2"> operador que ha puesto en marcha un servicio de free-floating eléctrico en Madrid. </text:span><text:span text:style-name="T4">Ayesa ha diseñado y desarrollado su aplicación móvil y Web.</text:span></text:p>
          </table:table-cell>
        </table:table-row>
        <table:table-row>
          <table:table-cell table:style-name="Tabla4.A2" office:value-type="string">
            <text:h text:style-name="P125" text:outline-level="1">Backoffice técnico para el campeonato del mundo de Fórmula E</text:h>
          </table:table-cell>
          <table:table-cell table:style-name="Tabla4.B2" office:value-type="string">
            <text:p text:style-name="P61">Presta servicio de back office en la formula E. Desde 2016 ha colaborado con el análisis de los datos de producción y consumo, en base a ellos se definen los criterios de diseño de micro-grid <text:soft-page-break/>de cada circuito. <text:span text:style-name="T30">De esta manera se satisface los requisitos energéticos que se dan en la formula E.</text:span> <text:span text:style-name="T29">También realiza estudios</text:span> <text:span text:style-name="T29">de viabilidad de los sistemas fotovoltaicos para satisfacer la demanda de consumidores menos críticos.</text:span> </text:p>
          </table:table-cell>
        </table:table-row>
        <table:table-row>
          <table:table-cell table:style-name="Tabla4.A2" office:value-type="string">
            <text:h text:style-name="P125" text:outline-level="1">Instalaciones de seguridad penitenciaria en México</text:h>
          </table:table-cell>
          <table:table-cell table:style-name="Tabla4.B2" office:value-type="string">
            <text:p text:style-name="P62">A través de la filial mexicana Actica Sistemas, se ha llevado a cabo el desarrollo e instalación de sistemas especiales y de seguridad en tres penitenciarias en México. <text:s/></text:p>
          </table:table-cell>
        </table:table-row>
        <table:table-row>
          <table:table-cell table:style-name="Tabla4.A2" office:value-type="string">
            <text:h text:style-name="P123" text:outline-level="1">Netfficent</text:h>
          </table:table-cell>
          <table:table-cell table:style-name="Tabla4.B2" office:value-type="string">
            <text:p text:style-name="P63">Este proyecto despliega tecnologías de almacenamiento local de energía y nuevas herramientas TIC para la explotación de la sinergia entre el almacenamiento, la red eléctrica y los ciudadanos. <text:span text:style-name="T31">Estas tecnologías se están probando en un entorno real, específicamente en la isla alemana de Borkum.</text:span></text:p>
          </table:table-cell>
        </table:table-row>
        <table:table-row>
          <table:table-cell table:style-name="Tabla4.A2" office:value-type="string">
            <text:h text:style-name="P126" text:outline-level="1">Sistema de información de la movilidad eléctrica</text:h>
          </table:table-cell>
          <table:table-cell table:style-name="Tabla4.B2" office:value-type="string">
            <text:p text:style-name="P64">Ha desarrollado SIME, un sistema de gestión para la recarga de vehículos eléctricos.</text:p>
          </table:table-cell>
        </table:table-row>
        <table:table-row>
          <table:table-cell table:style-name="Tabla4.A2" office:value-type="string">
            <text:h text:style-name="P126" text:outline-level="1">Sistema de gestión de flotas ZEFleet</text:h>
          </table:table-cell>
          <table:table-cell table:style-name="Tabla4.B2" office:value-type="string">
            <text:p text:style-name="P65">Desde 2001 Ayesa controlaba sus flotas de vehículos mediante la instalación de dispositivos GPS o AVLs. En la nueva era de los vehículos eléctricos, se ha llevado a cabo el desarrollo e instalación de un nuevo tipo de sistema que permite la compatibilidad de gestión tanto de los transportes eléctricos como de combustión interna, este sistema se denomina <text:span text:style-name="T5">ZEFleet</text:span>.</text:p>
          </table:table-cell>
        </table:table-row>
        <table:table-row>
          <table:table-cell table:style-name="Tabla4.A8" office:value-type="string">
            <text:h text:style-name="P124" text:outline-level="1">BrainPort Analytics</text:h>
          </table:table-cell>
          <table:table-cell table:style-name="Tabla4.B8" office:value-type="string">
            <text:p text:style-name="P66">Proyecto de investigación aplicada, basado en el objetivo de investigar, desarrollar y demostrar parámetros físicos, tecnologías y algoritmos necesarios para aumentar la eficiencia de los procesos portuarios <text:span text:style-name="T32">con una huella física significante</text:span>.</text:p>
          </table:table-cell>
        </table:table-row>
      </table:table>
      <text:p text:style-name="P11"/>
      <table:table table:name="Tabla5" table:style-name="Tabla5">
        <table:table-column table:style-name="Tabla5.A"/>
        <table:table-column table:style-name="Tabla5.B"/>
        <table:table-row>
          <table:table-cell table:style-name="Tabla5.A1" table:number-columns-spanned="2" office:value-type="string">
            <text:p text:style-name="P83">Gestión Digital</text:p>
          </table:table-cell>
          <table:covered-table-cell/>
        </table:table-row>
        <table:table-row>
          <table:table-cell table:style-name="Tabla5.A2" office:value-type="string">
            <text:h text:style-name="P125" text:outline-level="1">Unificación de la infraestructura GIS global de Repsol</text:h>
          </table:table-cell>
          <table:table-cell table:style-name="Tabla5.B2" office:value-type="string">
            <text:p text:style-name="P86">Supuso la migración del nuevo sistema en diversos países, con el objetivo de reducir los costes de licencias, racionalizando recursos y para normalizar el modelo de gobierno GIS corporativo. </text:p>
          </table:table-cell>
        </table:table-row>
        <table:table-row>
          <table:table-cell table:style-name="Tabla5.A2" office:value-type="string">
            <text:p text:style-name="P121">Sistema de gestión de Metro de Panamá</text:p>
          </table:table-cell>
          <table:table-cell table:style-name="Tabla5.B2" office:value-type="string">
            <text:p text:style-name="P122">Consistió en la instalación de un sistema ERP que abarcaba los siguientes módulos:</text:p>
            <text:list xml:id="list985125537" text:style-name="L3">
              <text:list-item>
                <text:p text:style-name="P151"><text:span text:style-name="T14">Económica financiera: finanzas, contabilidad </text:span><text:span text:style-name="T15">analítica</text:span><text:span text:style-name="T14">, tesorería básica, activos fijos y control presupuestario</text:span></text:p>
              </text:list-item>
            </text:list>
            <text:list xml:id="list3082900929" text:style-name="L4">
              <text:list-item>
                <text:p text:style-name="P152">Compras y Almacén: compras e inventario</text:p>
              </text:list-item>
              <text:list-item>
                <text:p text:style-name="P152">Gestión de Mantenimiento: <text:soft-page-break/>mantenimiento de Planta</text:p>
              </text:list-item>
              <text:list-item>
                <text:p text:style-name="P152">Recursos Humanos: gestión de la organización, gestión de personal, gestión de tiempos y cálculo de nómina-planillas</text:p>
              </text:list-item>
            </text:list>
          </table:table-cell>
        </table:table-row>
        <table:table-row>
          <table:table-cell table:style-name="Tabla5.A2" office:value-type="string">
            <text:p text:style-name="P87">SAP-ISU Aguas de Quito</text:p>
          </table:table-cell>
          <table:table-cell table:style-name="Tabla5.B2" office:value-type="string">
            <text:p text:style-name="P88">Implantación de un sistema comercial integral para la mejora del servicio de la ciudadanía respecto a una gestión más eficiente de los trámites relacionados con el control del consumo de agua. </text:p>
          </table:table-cell>
        </table:table-row>
        <table:table-row>
          <table:table-cell table:style-name="Tabla5.A2" office:value-type="string">
            <text:p text:style-name="P89">Roll-Out global de Enel</text:p>
          </table:table-cell>
          <table:table-cell table:style-name="Tabla5.B2" office:value-type="string">
            <text:p text:style-name="P90">Modelo corporativo económico-financiero y logístico de SAP implantado en la matriz de Italia del grupo energético. Con esto se aumenta la presencia en el mercado energético de dicha zona.</text:p>
          </table:table-cell>
        </table:table-row>
        <table:table-row>
          <table:table-cell table:style-name="Tabla5.A2" office:value-type="string">
            <text:p text:style-name="P91">CRM Multicanal</text:p>
          </table:table-cell>
          <table:table-cell table:style-name="Tabla5.B2" office:value-type="string">
            <text:p text:style-name="P92">Ayesa acumula una gran experiencia en proyectos de tecnología Siebel, para cubrir procesos de negocios relacionados con el marketing, la venta, contratación, cambios de comercializadora y atención al cliente.</text:p>
            <text:p text:style-name="P93">Con el proyecto Everest, la compañía desarrolló un nuevo CRM Multicanal con visión integrada del cliente para más de once millones de usuarios.</text:p>
          </table:table-cell>
        </table:table-row>
        <table:table-row>
          <table:table-cell table:style-name="Tabla5.A2" office:value-type="string">
            <text:p text:style-name="P94">Implantación de expediente judicial electrónico de Perú</text:p>
          </table:table-cell>
          <table:table-cell table:style-name="Tabla5.B2" office:value-type="string">
            <text:p text:style-name="P95">Ayesa desarrolló e implantó el expediente digital judicial en la corte de Lima Norte, con el objetivo de dar soporte a la gestión de procesos judiciales en la especialidad laboral (NLPT).</text:p>
          </table:table-cell>
        </table:table-row>
        <table:table-row>
          <table:table-cell table:style-name="Tabla5.A2" office:value-type="string">
            <text:p text:style-name="P96">Séneca y Pasen</text:p>
          </table:table-cell>
          <table:table-cell table:style-name="Tabla5.B2" office:value-type="string">
            <text:p text:style-name="P97">Sistemas de gestión educativa, que permiten la comunicación escuela-familia. Estos sistemas no han dejado de desarrollarse con el tiempo.</text:p>
          </table:table-cell>
        </table:table-row>
        <table:table-row>
          <table:table-cell table:style-name="Tabla5.A2" office:value-type="string">
            <text:p text:style-name="P98">Gobierno Regional de Andaluc<text:span text:style-name="T33">í</text:span>a</text:p>
          </table:table-cell>
          <table:table-cell table:style-name="Tabla5.B2" office:value-type="string">
            <text:p text:style-name="P99">El proyecto GIRO, es un gran proyecto de transformación de la gestión económica-financiera de la administración andaluza y de todas sus entidades instrumentales, mediante la implantación de un sistema ERP y el traslado de toda la información recogida en el sistema Júpiter.</text:p>
            <text:p text:style-name="P100">Esta solución aúna todo el conjunto de procesos de gestión y planificación sobre servicios eco-financieros y de ingresos y gastos, contratación administrativa y recursos humanos, a través de un sistema adaptado a las necesidades específicas de un administración autonómica.</text:p>
          </table:table-cell>
        </table:table-row>
      </table:table>
      <text:p text:style-name="P11"/>
      <table:table table:name="Tabla6" table:style-name="Tabla6">
        <table:table-column table:style-name="Tabla6.A"/>
        <table:table-column table:style-name="Tabla6.B"/>
        <table:table-row>
          <table:table-cell table:style-name="Tabla6.A1" table:number-columns-spanned="2" office:value-type="string">
            <text:p text:style-name="P84">Infraestructuras</text:p>
          </table:table-cell>
          <table:covered-table-cell/>
        </table:table-row>
        <text:soft-page-break/>
        <table:table-row>
          <table:table-cell table:style-name="Tabla6.A2" office:value-type="string">
            <text:p text:style-name="P101">Línea 2 del metro de Panamá</text:p>
          </table:table-cell>
          <table:table-cell table:style-name="Tabla6.B2" office:value-type="string">
            <text:p text:style-name="P102">Realización del project manager, coordinación de interfaces y asistencia técnica de la segunda línea del metro de Panamá. <text:span text:style-name="T34">Esta línea tendrá una capacidad de 16.000 pasajeros por hora y sentido.</text:span></text:p>
          </table:table-cell>
        </table:table-row>
        <table:table-row>
          <table:table-cell table:style-name="Tabla6.A2" office:value-type="string">
            <text:p text:style-name="P103">Rapid Rail Transit System Delhi-Meerut</text:p>
          </table:table-cell>
          <table:table-cell table:style-name="Tabla6.B2" office:value-type="string">
            <text:p text:style-name="P104">Se trata de un sistema de alta velocidad, situado en Delhi.</text:p>
            <text:p text:style-name="P104">Ayesa realiza una asistencia técnica para esta infraestructura de transporte, en consorcio con Italferr. Esto supone realizar la dirección y supervisión de todo el corredor ferroviario exceptuando la parte de la obra civil.</text:p>
          </table:table-cell>
        </table:table-row>
        <table:table-row>
          <table:table-cell table:style-name="Tabla6.A2" office:value-type="string">
            <text:p text:style-name="P67">Tramo LAV: Cañaveral-Embalse de Alcántara</text:p>
          </table:table-cell>
          <table:table-cell table:style-name="Tabla6.B2" office:value-type="string">
            <text:p text:style-name="P18">El tramo de 6,5 Km se ubica en una línea de alta velocidad (LAV) de nuevo trazado que conecta Madrid y Extremadura, más concretamente en el tramo: Talayuela-Cáceres.</text:p>
            <text:p text:style-name="P19">Ayesa junto con UTE e Ideam, han realizado los servicios de consultoría y asistencia técnica para el control de las obras.</text:p>
          </table:table-cell>
        </table:table-row>
        <table:table-row>
          <table:table-cell table:style-name="Tabla6.A2" office:value-type="string">
            <text:p text:style-name="P105">Purvanchal Expressway</text:p>
          </table:table-cell>
          <table:table-cell table:style-name="Tabla6.B2" office:value-type="string">
            <text:p text:style-name="P18">La Uttar Pradesh Expressways Industrial Development Authority ha adjudicado a Ayesa la supervision de un tramo de la autovía Purvanchal, entre Sansarpur y Haidariya.</text:p>
            <text:p text:style-name="P20">El proyecto tiene una longitud de unos 176,2 kilómetros y su construcción requerirá una inversión de 720 millones de euros. </text:p>
          </table:table-cell>
        </table:table-row>
        <table:table-row>
          <table:table-cell table:style-name="Tabla6.A2" office:value-type="string">
            <text:p text:style-name="P106">Supervisión del nudo de Bergara</text:p>
          </table:table-cell>
          <table:table-cell table:style-name="Tabla6.B2" office:value-type="string">
            <text:p text:style-name="P21">El nudo de Bergara forma parte de la Y vasca, la línea ferroviaria de alta velo­cidad que unirá las tres capitales vascas.</text:p>
            <text:p text:style-name="P22">El nudo de Bergara se ha dividido en tres sectores, Ayesa se encargará de la supervisión del primer sector.</text:p>
          </table:table-cell>
        </table:table-row>
        <table:table-row>
          <table:table-cell table:style-name="Tabla6.A2" office:value-type="string">
            <text:p text:style-name="P107">Autopista Agra-Lucknow</text:p>
          </table:table-cell>
          <table:table-cell table:style-name="Tabla6.B2" office:value-type="string">
            <text:p text:style-name="P18">La Autoridad de Autopistas de Desarrollo Industrial Uttar Pradesh (UPEIDA) contrató a Ayesa para que preste servicios de consultoría y supervisión del proyecto de construcción de la autopista Agra-Lucknow en la India.</text:p>
          </table:table-cell>
        </table:table-row>
        <table:table-row>
          <table:table-cell table:style-name="Tabla6.A2" office:value-type="string">
            <text:p text:style-name="P68">Metro de Jaipur</text:p>
          </table:table-cell>
          <table:table-cell table:style-name="Tabla6.B2" office:value-type="string">
            <text:p text:style-name="P21">El Metro de Jaipur es el sistema de transpor­te rápido de la capital de Rajastán (estado que colinda con Pakistán). La ciudad cuenta con 9,6 kilómetros de metro en operación desde junio de 2015, correspondientes a la primera fase de la línea rosa.</text:p>
            <text:p text:style-name="P16"><text:span text:style-name="T2">Ayesa ha realizado la arquitectura e instalaciones electromecánicas. Además supervisó la ingeniería de la estructura de la segunda fase que incluye las estaciones de Chhoti Chaupar y Badi </text:span><text:soft-page-break/><text:span text:style-name="T2">Chaupar.</text:span></text:p>
          </table:table-cell>
        </table:table-row>
        <table:table-row>
          <table:table-cell table:style-name="Tabla6.A2" office:value-type="string">
            <text:p text:style-name="P108">Autopista A1 en Polonia</text:p>
          </table:table-cell>
          <table:table-cell table:style-name="Tabla6.B2" office:value-type="string">
            <text:p text:style-name="P109">Este es un proyecto que unirá de norte a sur el país.</text:p>
            <text:p text:style-name="P109">Ayesa supervisa una de las cuatro secciones en las que se ha dividido el trayecto Tuszyn-Pyrzowice.</text:p>
          </table:table-cell>
        </table:table-row>
      </table:table>
      <text:p text:style-name="P11"/>
      <table:table table:name="Tabla7" table:style-name="Tabla7">
        <table:table-column table:style-name="Tabla7.A"/>
        <table:table-column table:style-name="Tabla7.B"/>
        <table:table-row>
          <table:table-cell table:style-name="Tabla7.A1" table:number-columns-spanned="2" office:value-type="string">
            <text:p text:style-name="P85">Arquitectura</text:p>
          </table:table-cell>
          <table:covered-table-cell/>
        </table:table-row>
        <table:table-row>
          <table:table-cell table:style-name="Tabla7.A2" office:value-type="string">
            <text:p text:style-name="P56">Línea 8 del metro de Delhi</text:p>
          </table:table-cell>
          <table:table-cell table:style-name="Tabla7.B2" office:value-type="string">
            <text:p text:style-name="P17"><text:span text:style-name="T2">Ayesa está realizando el diseño de 26 estaciones </text:span><text:span text:style-name="T6">(</text:span><text:span text:style-name="T2">elevadas y subterráneas</text:span><text:span text:style-name="T6">),</text:span><text:span text:style-name="T2"> correspondientes a la Fase III del corredor entre Janakpuri (oeste) y el jardín botánico.</text:span></text:p>
          </table:table-cell>
        </table:table-row>
        <table:table-row>
          <table:table-cell table:style-name="Tabla7.A2" office:value-type="string">
            <text:p text:style-name="P110">Proyecto Mosaico y Palomar de Cruzcampo</text:p>
          </table:table-cell>
          <table:table-cell table:style-name="Tabla7.B2" office:value-type="string">
            <text:p text:style-name="P111">Consiste en la remodelación de la factoría de Cruzcampo ubicada en Avenida de Andalucía.</text:p>
            <text:p text:style-name="P111">Ayesa ha redactado el proyecto y se encargará de la dirección de la obra y la asistencia a la dirección del proyecto.</text:p>
          </table:table-cell>
        </table:table-row>
        <table:table-row>
          <table:table-cell table:style-name="Tabla7.A2" office:value-type="string">
            <text:p text:style-name="P112">Thumamah</text:p>
          </table:table-cell>
          <table:table-cell table:style-name="Tabla7.B2" office:value-type="string">
            <text:p text:style-name="P113"><text:span text:style-name="T35">Consiste en </text:span><text:span text:style-name="T36">la remodelación de la carretera de Thumamah. </text:span><text:span text:style-name="T12">El tramo occidental se extiende a lo largo de 15,5 Km entre la autopista King Khaled y la carretera del aeropuerto, cruzando once diferentes vías principales de la ciudad de Riad.</text:span></text:p>
          </table:table-cell>
        </table:table-row>
        <table:table-row>
          <table:table-cell table:style-name="Tabla7.A2" office:value-type="string">
            <text:p text:style-name="P114">Mercado del Barranco</text:p>
          </table:table-cell>
          <table:table-cell table:style-name="Tabla7.B2" office:value-type="string">
            <text:p text:style-name="P115">Este edificio fue construido en la segunda mitad del siglo XIX para la recepción y venta de pescado. El objetivo de este proyecto se basa en la implantación de un mercado gastronómico en las Naves del Barranco. <text:span text:style-name="T37">Además de la revitalización de toda la zona en la que se sitúa el edificio.</text:span></text:p>
          </table:table-cell>
        </table:table-row>
        <table:table-row>
          <table:table-cell table:style-name="Tabla7.A2" office:value-type="string">
            <text:p text:style-name="P57">Nueva sede para a consejería de hacienda </text:p>
          </table:table-cell>
          <table:table-cell table:style-name="Tabla7.B2" office:value-type="string">
            <text:p text:style-name="P21">Situado en la calle Alberto Lista de Sevilla, este nuevo edificio administrativo albergará parte de los servicios centrales de la Consejería de Hacienda y Administración Pública.</text:p>
            <text:p text:style-name="P129">Ayesa se ha encargado de redactar el proyecto, además de llevar la dirección de la obra, de la ejecución y de la seguridad y salud.</text:p>
          </table:table-cell>
        </table:table-row>
        <table:table-row>
          <table:table-cell table:style-name="Tabla7.A2" office:value-type="string">
            <text:p text:style-name="P58">Ciudad de la justicia en Córdoba</text:p>
          </table:table-cell>
          <table:table-cell table:style-name="Tabla7.B2" office:value-type="string">
            <text:p text:style-name="P17"><text:span text:style-name="T2">La Ciudad de la Justicia de Córdoba se ha </text:span><text:span text:style-name="T7">diseñado</text:span><text:span text:style-name="T2"> </text:span><text:span text:style-name="T7">según</text:span><text:span text:style-name="T2"> el </text:span><text:span text:style-name="T7">n</text:span><text:span text:style-name="T2">uevo </text:span><text:span text:style-name="T7">m</text:span><text:span text:style-name="T2">odelo de </text:span><text:span text:style-name="T7">o</text:span><text:span text:style-name="T2">ficina </text:span><text:span text:style-name="T7">j</text:span><text:span text:style-name="T2">udicial, con una superficie total de 50.895m2 (cuatro plantas sobre rasante y dos bajo rasante). </text:span><text:span text:style-name="T7">Contará con una</text:span><text:span text:style-name="T2"> capacidad para albergar todos los </text:span><text:span text:style-name="T7">ó</text:span><text:span text:style-name="T2">rganos y </text:span><text:span text:style-name="T7">s</text:span><text:span text:style-name="T2">ervicios Judiciales y </text:span><text:span text:style-name="T7">f</text:span><text:span text:style-name="T2">iscales</text:span>.</text:p>
          </table:table-cell>
        </table:table-row>
        <table:table-row>
          <table:table-cell table:style-name="Tabla7.A2" office:value-type="string">
            <text:p text:style-name="P116">Torre Sevilla</text:p>
          </table:table-cell>
          <table:table-cell table:style-name="Tabla7.B2" office:value-type="string">
            <text:p text:style-name="P117">Primer rascacielos de Sevilla con una altura de 180 metros, situado en la isla de la cartuja y desarrollado con la colaboración del prestigioso estudio estadounidense Pelli, Clarke &amp; Pelli <text:soft-page-break/>Architects.</text:p>
          </table:table-cell>
        </table:table-row>
        <table:table-row>
          <table:table-cell table:style-name="Tabla7.A2" office:value-type="string">
            <text:p text:style-name="P118">Hospital del niño en Panamá</text:p>
          </table:table-cell>
          <table:table-cell table:style-name="Tabla7.B2" office:value-type="string">
            <text:p text:style-name="P119">Ayesa forma parte del consorcio encargado del diseño del hospital del niño de Panamá, junto con Pinearq. </text:p>
          </table:table-cell>
        </table:table-row>
      </table:table>
      <text:p text:style-name="P11"/>
      <table:table table:name="Tabla8" table:style-name="Tabla8">
        <table:table-column table:style-name="Tabla8.A" table:number-columns-repeated="2"/>
        <table:table-row>
          <table:table-cell table:style-name="Tabla8.A1" table:number-columns-spanned="2" office:value-type="string">
            <text:p text:style-name="P134">Agua y <text:span text:style-name="T38">M</text:span>edio <text:span text:style-name="T38">A</text:span>mbiente</text:p>
          </table:table-cell>
          <table:covered-table-cell/>
        </table:table-row>
        <table:table-row>
          <table:table-cell table:style-name="Tabla8.A2" office:value-type="string">
            <text:p text:style-name="P135">Desaladora Ensenada</text:p>
          </table:table-cell>
          <table:table-cell table:style-name="Tabla8.B2" office:value-type="string">
            <text:p text:style-name="P136">Desarrollada por GS Inima Enviroment, la desaladora ha contado con la dirección de obra de Ayesa.</text:p>
          </table:table-cell>
        </table:table-row>
        <table:table-row>
          <table:table-cell table:style-name="Tabla8.A2" office:value-type="string">
            <text:p text:style-name="P137">Estación elevadora de canoas</text:p>
          </table:table-cell>
          <table:table-cell table:style-name="Tabla8.B2" office:value-type="string">
            <text:p text:style-name="P138">La estación elevadora de canoas es una actuación clave para el saneamiento del río Bogotá. Esta solución persigue elevar el nivel de las aguas residuales que vienen de las viviendas, garantizando el transporte del agua por gravedad.</text:p>
            <text:p text:style-name="P138">Esta obra supondrá grandes beneficios ambientales, debido a que la estación permitirá reducir los vertidos contaminantes sobre los ríos Tunjuelo, Fucha y Soacha, mejorando las condiciones de agua, fauna y aire en toda esa zona. </text:p>
          </table:table-cell>
        </table:table-row>
        <table:table-row>
          <table:table-cell table:style-name="Tabla8.A2" office:value-type="string">
            <text:p text:style-name="P139">Presa de Santa María</text:p>
          </table:table-cell>
          <table:table-cell table:style-name="Tabla8.B2" office:value-type="string">
            <text:p text:style-name="P130"><text:span text:style-name="T2">Realización de los estudios topográficos, geológicos y geotécnicos y redacción del </text:span><text:span text:style-name="T8">p</text:span><text:span text:style-name="T2">royecto </text:span><text:span text:style-name="T8">e</text:span><text:span text:style-name="T2">jecutivo de la presa de almacenamiento Santa María, sobre el río Baluarte, municipio de El Rosario, en el estado de Sinaloa.</text:span></text:p>
          </table:table-cell>
        </table:table-row>
        <table:table-row>
          <table:table-cell table:style-name="Tabla8.A2" office:value-type="string">
            <text:p text:style-name="P141">Plantas Satelitales de desalinización en la Costa Oeste</text:p>
          </table:table-cell>
          <table:table-cell table:style-name="Tabla8.B2" office:value-type="string">
            <text:p text:style-name="P130"><text:span text:style-name="T9">C</text:span><text:span text:style-name="T2">onsiste en ocho desalinizadoras por ósmosis inversa en la costa del Mar Rojo, </text:span><text:span text:style-name="T9">con el proposito de suministrar</text:span><text:span text:style-name="T2"> agua potable a ciudades medianas y pequeñas de la costa oeste de Arabia Saudita, desde Farasan (cerca de la frontera con Yemen) hasta Haql (al lado de la frontera de Jordan).</text:span></text:p>
          </table:table-cell>
        </table:table-row>
        <table:table-row>
          <table:table-cell table:style-name="Tabla8.A2" office:value-type="string">
            <text:p text:style-name="P132">Doñana 2005</text:p>
          </table:table-cell>
          <table:table-cell table:style-name="Tabla8.B2" office:value-type="string">
            <text:p text:style-name="P153">El proyecto Doñana 2005 surge como respuesta al accidente de Aznalcóllar, producido por la rotura de unas balsas con residuos de la mina sevillana en 1998 y cuyo vertido llegó a las puertas del parque natural.</text:p>
            <text:p text:style-name="P154"><text:span text:style-name="T2">El Gobierno puso en marcha este plan para restaurar amplias áreas de marisma degradada.</text:span></text:p>
            <text:p text:style-name="P155"><text:span text:style-name="T2">Ayesa participó en este proyecto.</text:span></text:p>
          </table:table-cell>
        </table:table-row>
        <table:table-row>
          <table:table-cell table:style-name="Tabla8.A2" office:value-type="string">
            <text:p text:style-name="P142">PTAR de Atotonilco</text:p>
          </table:table-cell>
          <table:table-cell table:style-name="Tabla8.B2" office:value-type="string">
            <text:p text:style-name="P130"><text:span text:style-name="T2">Esta planta depurará gran parte de las aguas residuales generadas en la capital mexicana. Se trata de la mayor depuradora del mundo con una capacidad media de 35 m³/s.</text:span></text:p>
          </table:table-cell>
        </table:table-row>
        <text:soft-page-break/>
        <table:table-row>
          <table:table-cell table:style-name="Tabla8.A2" office:value-type="string">
            <text:p text:style-name="P140">Presa del Zapotillo</text:p>
          </table:table-cell>
          <table:table-cell table:style-name="Tabla8.B2" office:value-type="string">
            <text:p text:style-name="P130"><text:span text:style-name="T2">La construcción de la presa está establecida en el río Verde, concretamente en el cañón Sandovales en el sitio conocido como Las Escobas, Piedra Para y actualmente en el poblado denominado El Zapotillo, Municipio de Cañadas de Obregón en el Estado de Jalisco. </text:span></text:p>
            <text:p text:style-name="P131"><text:span text:style-name="T2">Ayesa ha realizado el proyecto ejecutivo e ingeniería de la obra. </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4f4"/>
    </style:style>
    <style:style style:name="MT1" style:family="text">
      <style:text-properties officeooo:rsid="0007b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studio Estructur<text:span text:style-name="MT1">a</text:span> AYESA<text:tab/><text:tab/>Yeray Campanario Fernánd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9:46:38.738000000</meta:creation-date>
    <dc:date>2020-05-14T15:26:33.390000000</dc:date>
    <meta:editing-duration>PT4H58M12S</meta:editing-duration>
    <meta:editing-cycles>158</meta:editing-cycles>
    <meta:generator>LibreOffice/6.2.0.3$Windows_X86_64 LibreOffice_project/98c6a8a1c6c7b144ce3cc729e34964b47ce25d62</meta:generator>
    <meta:document-statistic meta:table-count="8" meta:image-count="0" meta:object-count="0" meta:page-count="13" meta:paragraph-count="373" meta:word-count="3148" meta:character-count="19639" meta:non-whitespace-character-count="16948"/>
  </office:meta>
</office:document-meta>
</file>